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나눔명조" style:font-name-asian="나눔명조" style:font-name-complex="나눔명조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7" style:family="table-cell" style:parent-style-name="_49788__54364__32__91_0_93_" style:data-style-name="N33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_49788__54364__32__91_0_93_" style:data-style-name="N33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9" style:family="table-cell" style:parent-style-name="_49788__54364__32__91_0_93_" style:data-style-name="N33">
      <style:text-properties style:font-name="나눔명조" style:font-name-asian="나눔명조" style:font-name-complex="나눔명조" style:font-family-generic="roman"/>
    </style:style>
    <style:style style:name="ce10" style:family="table-cell" style:parent-style-name="_49788__54364__32__91_0_93_" style:data-style-name="N33">
      <style:table-cell-properties fo:border="thin solid #000000" style:vertical-align="middle"/>
      <style:text-properties style:font-name="나눔명조" style:font-name-asian="나눔명조" style:font-name-complex="나눔명조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시트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3"/>
        <table:table-column table:style-name="co4" table:default-cell-style-name="ce9"/>
        <table:table-column table:style-name="co3" table:number-columns-repeated="1020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4">
            <text:p>url prefix</text:p>
          </table:table-cell>
          <table:table-cell office:value-type="string" table:style-name="ce7">
            <text:p>count</text:p>
          </table:table-cell>
          <table:table-cell office:value-type="string" table:style-name="ce4">
            <text:p>처리완료</text:p>
          </table:table-cell>
          <table:table-cell office:value-type="string" table:style-name="ce10">
            <text:p>기사수 누계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naver.c</text:p>
          </table:table-cell>
          <table:table-cell office:value-type="float" office:value="70816" table:style-name="ce8">
            <text:p><text:s/>70,816<text:s/></text:p>
          </table:table-cell>
          <table:table-cell office:value-type="string" table:style-name="ce6">
            <text:p>O</text:p>
          </table:table-cell>
          <table:table-cell office:value-type="float" office:value="70816" table:style-name="ce8">
            <text:p><text:s/>70,8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daily.c</text:p>
          </table:table-cell>
          <table:table-cell office:value-type="float" office:value="11894" table:style-name="ce8">
            <text:p><text:s/>11,894<text:s/></text:p>
          </table:table-cell>
          <table:table-cell office:value-type="string" table:style-name="ce6">
            <text:p>O</text:p>
          </table:table-cell>
          <table:table-cell office:value-type="float" office:value="82710" table:style-name="ce8">
            <text:p><text:s/>82,7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ytod</text:p>
          </table:table-cell>
          <table:table-cell office:value-type="float" office:value="9797" table:style-name="ce8">
            <text:p><text:s/>9,797<text:s/></text:p>
          </table:table-cell>
          <table:table-cell office:value-type="string" table:style-name="ce6">
            <text:p>O</text:p>
          </table:table-cell>
          <table:table-cell office:value-type="float" office:value="92507" table:style-name="ce8">
            <text:p><text:s/>92,5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k.co.k</text:p>
          </table:table-cell>
          <table:table-cell office:value-type="float" office:value="9611" table:style-name="ce8">
            <text:p><text:s/>9,611<text:s/></text:p>
          </table:table-cell>
          <table:table-cell office:value-type="string" table:style-name="ce6">
            <text:p>O</text:p>
          </table:table-cell>
          <table:table-cell office:value-type="float" office:value="102118" table:style-name="ce8">
            <text:p><text:s/>102,1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nnews.c</text:p>
          </table:table-cell>
          <table:table-cell office:value-type="float" office:value="9346" table:style-name="ce8">
            <text:p><text:s/>9,346<text:s/></text:p>
          </table:table-cell>
          <table:table-cell office:value-type="string" table:style-name="ce6">
            <text:p>O</text:p>
          </table:table-cell>
          <table:table-cell office:value-type="float" office:value="111464" table:style-name="ce8">
            <text:p><text:s/>111,4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kyung</text:p>
          </table:table-cell>
          <table:table-cell office:value-type="float" office:value="7394" table:style-name="ce8">
            <text:p><text:s/>7,394<text:s/></text:p>
          </table:table-cell>
          <table:table-cell office:value-type="string" table:style-name="ce6">
            <text:p>O</text:p>
          </table:table-cell>
          <table:table-cell office:value-type="float" office:value="118858" table:style-name="ce8">
            <text:p><text:s/>118,8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t.co.kr</text:p>
          </table:table-cell>
          <table:table-cell office:value-type="float" office:value="6911" table:style-name="ce8">
            <text:p><text:s/>6,911<text:s/></text:p>
          </table:table-cell>
          <table:table-cell office:value-type="string" table:style-name="ce6">
            <text:p>O</text:p>
          </table:table-cell>
          <table:table-cell office:value-type="float" office:value="125769" table:style-name="ce8">
            <text:p><text:s/>125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pim.</text:p>
          </table:table-cell>
          <table:table-cell office:value-type="float" office:value="5982" table:style-name="ce8">
            <text:p><text:s/>5,982<text:s/></text:p>
          </table:table-cell>
          <table:table-cell office:value-type="string" table:style-name="ce6">
            <text:p>O</text:p>
          </table:table-cell>
          <table:table-cell office:value-type="float" office:value="131751" table:style-name="ce8">
            <text:p><text:s/>131,7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oday.c</text:p>
          </table:table-cell>
          <table:table-cell office:value-type="float" office:value="5408" table:style-name="ce8">
            <text:p><text:s/>5,408<text:s/></text:p>
          </table:table-cell>
          <table:table-cell office:value-type="string" table:style-name="ce6">
            <text:p>O</text:p>
          </table:table-cell>
          <table:table-cell office:value-type="float" office:value="137159" table:style-name="ce8">
            <text:p><text:s/>137,1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e.co</text:p>
          </table:table-cell>
          <table:table-cell office:value-type="float" office:value="5262" table:style-name="ce8">
            <text:p><text:s/>5,262<text:s/></text:p>
          </table:table-cell>
          <table:table-cell office:value-type="string" table:style-name="ce6">
            <text:p>O</text:p>
          </table:table-cell>
          <table:table-cell office:value-type="float" office:value="142421" table:style-name="ce8">
            <text:p><text:s/>142,4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is.c</text:p>
          </table:table-cell>
          <table:table-cell office:value-type="float" office:value="4896" table:style-name="ce8">
            <text:p><text:s/>4,896<text:s/></text:p>
          </table:table-cell>
          <table:table-cell office:value-type="string" table:style-name="ce6">
            <text:p>O</text:p>
          </table:table-cell>
          <table:table-cell office:value-type="float" office:value="147317" table:style-name="ce8">
            <text:p><text:s/>147,3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pp.yonhapne</text:p>
          </table:table-cell>
          <table:table-cell office:value-type="float" office:value="4377" table:style-name="ce8">
            <text:p><text:s/>4,377<text:s/></text:p>
          </table:table-cell>
          <table:table-cell office:value-type="string" table:style-name="ce6">
            <text:p>O</text:p>
          </table:table-cell>
          <table:table-cell office:value-type="float" office:value="151694" table:style-name="ce8">
            <text:p><text:s/>151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art</text:p>
          </table:table-cell>
          <table:table-cell office:value-type="float" office:value="3981" table:style-name="ce8">
            <text:p><text:s/>3,981<text:s/></text:p>
          </table:table-cell>
          <table:table-cell office:value-type="string" table:style-name="ce6">
            <text:p>O</text:p>
          </table:table-cell>
          <table:table-cell office:value-type="float" office:value="155675" table:style-name="ce8">
            <text:p><text:s/>155,6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asiae.c</text:p>
          </table:table-cell>
          <table:table-cell office:value-type="float" office:value="3786" table:style-name="ce8">
            <text:p><text:s/>3,786<text:s/></text:p>
          </table:table-cell>
          <table:table-cell office:value-type="string" table:style-name="ce6">
            <text:p>O</text:p>
          </table:table-cell>
          <table:table-cell office:value-type="float" office:value="159461" table:style-name="ce8">
            <text:p><text:s/>159,4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chosun.c</text:p>
          </table:table-cell>
          <table:table-cell office:value-type="float" office:value="3434" table:style-name="ce8">
            <text:p><text:s/>3,434<text:s/></text:p>
          </table:table-cell>
          <table:table-cell table:style-name="ce6"/>
          <table:table-cell office:value-type="float" office:value="162895" table:style-name="ce8">
            <text:p><text:s/>162,8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junews.</text:p>
          </table:table-cell>
          <table:table-cell office:value-type="float" office:value="3195" table:style-name="ce8">
            <text:p><text:s/>3,195<text:s/></text:p>
          </table:table-cell>
          <table:table-cell table:style-name="ce6"/>
          <table:table-cell office:value-type="float" office:value="166090" table:style-name="ce8">
            <text:p><text:s/>166,0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bell.</text:p>
          </table:table-cell>
          <table:table-cell office:value-type="float" office:value="3058" table:style-name="ce8">
            <text:p><text:s/>3,058<text:s/></text:p>
          </table:table-cell>
          <table:table-cell table:style-name="ce6"/>
          <table:table-cell office:value-type="float" office:value="169148" table:style-name="ce8">
            <text:p><text:s/>169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fn.</text:p>
          </table:table-cell>
          <table:table-cell office:value-type="float" office:value="2776" table:style-name="ce8">
            <text:p><text:s/>2,776<text:s/></text:p>
          </table:table-cell>
          <table:table-cell table:style-name="ce6"/>
          <table:table-cell office:value-type="float" office:value="171924" table:style-name="ce8">
            <text:p><text:s/>171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gye.co</text:p>
          </table:table-cell>
          <table:table-cell office:value-type="float" office:value="2770" table:style-name="ce8">
            <text:p><text:s/>2,770<text:s/></text:p>
          </table:table-cell>
          <table:table-cell table:style-name="ce6"/>
          <table:table-cell office:value-type="float" office:value="174694" table:style-name="ce8">
            <text:p><text:s/>174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t.co.kr</text:p>
          </table:table-cell>
          <table:table-cell office:value-type="float" office:value="2674" table:style-name="ce8">
            <text:p><text:s/>2,674<text:s/></text:p>
          </table:table-cell>
          <table:table-cell table:style-name="ce6"/>
          <table:table-cell office:value-type="float" office:value="177368" table:style-name="ce8">
            <text:p><text:s/>177,3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infoma</text:p>
          </table:table-cell>
          <table:table-cell office:value-type="float" office:value="2669" table:style-name="ce8">
            <text:p><text:s/>2,669<text:s/></text:p>
          </table:table-cell>
          <table:table-cell table:style-name="ce6"/>
          <table:table-cell office:value-type="float" office:value="180037" table:style-name="ce8">
            <text:p><text:s/>180,0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.co</text:p>
          </table:table-cell>
          <table:table-cell office:value-type="float" office:value="2506" table:style-name="ce8">
            <text:p><text:s/>2,506<text:s/></text:p>
          </table:table-cell>
          <table:table-cell table:style-name="ce6"/>
          <table:table-cell office:value-type="float" office:value="182543" table:style-name="ce8">
            <text:p><text:s/>182,5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raldbi</text:p>
          </table:table-cell>
          <table:table-cell office:value-type="float" office:value="2304" table:style-name="ce8">
            <text:p><text:s/>2,304<text:s/></text:p>
          </table:table-cell>
          <table:table-cell table:style-name="ce6"/>
          <table:table-cell office:value-type="float" office:value="184847" table:style-name="ce8">
            <text:p><text:s/>184,8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toma</text:p>
          </table:table-cell>
          <table:table-cell office:value-type="float" office:value="2288" table:style-name="ce8">
            <text:p><text:s/>2,288<text:s/></text:p>
          </table:table-cell>
          <table:table-cell table:style-name="ce6"/>
          <table:table-cell office:value-type="float" office:value="187135" table:style-name="ce8">
            <text:p><text:s/>187,1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han.co.</text:p>
          </table:table-cell>
          <table:table-cell office:value-type="float" office:value="2265" table:style-name="ce8">
            <text:p><text:s/>2,265<text:s/></text:p>
          </table:table-cell>
          <table:table-cell table:style-name="ce6"/>
          <table:table-cell office:value-type="float" office:value="189400" table:style-name="ce8">
            <text:p><text:s/>189,4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n.co.k</text:p>
          </table:table-cell>
          <table:table-cell office:value-type="float" office:value="2231" table:style-name="ce8">
            <text:p><text:s/>2,231<text:s/></text:p>
          </table:table-cell>
          <table:table-cell table:style-name="ce6"/>
          <table:table-cell office:value-type="float" office:value="191631" table:style-name="ce8">
            <text:p><text:s/>191,6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i.co.</text:p>
          </table:table-cell>
          <table:table-cell office:value-type="float" office:value="2202" table:style-name="ce8">
            <text:p><text:s/>2,202<text:s/></text:p>
          </table:table-cell>
          <table:table-cell table:style-name="ce6"/>
          <table:table-cell office:value-type="float" office:value="193833" table:style-name="ce8">
            <text:p><text:s/>193,8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donga.c</text:p>
          </table:table-cell>
          <table:table-cell office:value-type="float" office:value="2087" table:style-name="ce8">
            <text:p><text:s/>2,087<text:s/></text:p>
          </table:table-cell>
          <table:table-cell table:style-name="ce6"/>
          <table:table-cell office:value-type="float" office:value="195920" table:style-name="ce8">
            <text:p><text:s/>195,9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news.c</text:p>
          </table:table-cell>
          <table:table-cell office:value-type="float" office:value="2043" table:style-name="ce8">
            <text:p><text:s/>2,043<text:s/></text:p>
          </table:table-cell>
          <table:table-cell table:style-name="ce6"/>
          <table:table-cell office:value-type="float" office:value="197963" table:style-name="ce8">
            <text:p><text:s/>197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way.</text:p>
          </table:table-cell>
          <table:table-cell office:value-type="float" office:value="2037" table:style-name="ce8">
            <text:p><text:s/>2,037<text:s/></text:p>
          </table:table-cell>
          <table:table-cell table:style-name="ce6"/>
          <table:table-cell office:value-type="float" office:value="200000" table:style-name="ce8">
            <text:p><text:s/>200,0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wtv.co</text:p>
          </table:table-cell>
          <table:table-cell office:value-type="float" office:value="2003" table:style-name="ce8">
            <text:p><text:s/>2,003<text:s/></text:p>
          </table:table-cell>
          <table:table-cell table:style-name="ce6"/>
          <table:table-cell office:value-type="float" office:value="202003" table:style-name="ce8">
            <text:p><text:s/>202,0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toda</text:p>
          </table:table-cell>
          <table:table-cell office:value-type="float" office:value="1965" table:style-name="ce8">
            <text:p><text:s/>1,965<text:s/></text:p>
          </table:table-cell>
          <table:table-cell table:style-name="ce6"/>
          <table:table-cell office:value-type="float" office:value="203968" table:style-name="ce8">
            <text:p><text:s/>203,9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ntimes.</text:p>
          </table:table-cell>
          <table:table-cell office:value-type="float" office:value="1947" table:style-name="ce8">
            <text:p><text:s/>1,947<text:s/></text:p>
          </table:table-cell>
          <table:table-cell table:style-name="ce6"/>
          <table:table-cell office:value-type="float" office:value="205915" table:style-name="ce8">
            <text:p><text:s/>205,9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unhwa.c</text:p>
          </table:table-cell>
          <table:table-cell office:value-type="float" office:value="1889" table:style-name="ce8">
            <text:p><text:s/>1,889<text:s/></text:p>
          </table:table-cell>
          <table:table-cell table:style-name="ce6"/>
          <table:table-cell office:value-type="float" office:value="207804" table:style-name="ce8">
            <text:p><text:s/>207,8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bn.mk.co.kr</text:p>
          </table:table-cell>
          <table:table-cell office:value-type="float" office:value="1885" table:style-name="ce8">
            <text:p><text:s/>1,885<text:s/></text:p>
          </table:table-cell>
          <table:table-cell table:style-name="ce6"/>
          <table:table-cell office:value-type="float" office:value="209689" table:style-name="ce8">
            <text:p><text:s/>209,6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heraldc</text:p>
          </table:table-cell>
          <table:table-cell office:value-type="float" office:value="1745" table:style-name="ce8">
            <text:p><text:s/>1,745<text:s/></text:p>
          </table:table-cell>
          <table:table-cell table:style-name="ce6"/>
          <table:table-cell office:value-type="float" office:value="211434" table:style-name="ce8">
            <text:p><text:s/>211,4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tn.co.</text:p>
          </table:table-cell>
          <table:table-cell office:value-type="float" office:value="1688" table:style-name="ce8">
            <text:p><text:s/>1,688<text:s/></text:p>
          </table:table-cell>
          <table:table-cell table:style-name="ce6"/>
          <table:table-cell office:value-type="float" office:value="213122" table:style-name="ce8">
            <text:p><text:s/>213,1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wnet.c</text:p>
          </table:table-cell>
          <table:table-cell office:value-type="float" office:value="1684" table:style-name="ce8">
            <text:p><text:s/>1,684<text:s/></text:p>
          </table:table-cell>
          <table:table-cell table:style-name="ce6"/>
          <table:table-cell office:value-type="float" office:value="214806" table:style-name="ce8">
            <text:p><text:s/>214,8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ews.co</text:p>
          </table:table-cell>
          <table:table-cell office:value-type="float" office:value="1614" table:style-name="ce8">
            <text:p><text:s/>1,614<text:s/></text:p>
          </table:table-cell>
          <table:table-cell table:style-name="ce6"/>
          <table:table-cell office:value-type="float" office:value="216420" table:style-name="ce8">
            <text:p><text:s/>216,4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pho</text:p>
          </table:table-cell>
          <table:table-cell office:value-type="float" office:value="1592" table:style-name="ce8">
            <text:p><text:s/>1,592<text:s/></text:p>
          </table:table-cell>
          <table:table-cell table:style-name="ce6"/>
          <table:table-cell office:value-type="float" office:value="218012" table:style-name="ce8">
            <text:p><text:s/>218,0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siness</text:p>
          </table:table-cell>
          <table:table-cell office:value-type="float" office:value="1563" table:style-name="ce8">
            <text:p><text:s/>1,563<text:s/></text:p>
          </table:table-cell>
          <table:table-cell table:style-name="ce6"/>
          <table:table-cell office:value-type="float" office:value="219575" table:style-name="ce8">
            <text:p><text:s/>219,5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daily.</text:p>
          </table:table-cell>
          <table:table-cell office:value-type="float" office:value="1496" table:style-name="ce8">
            <text:p><text:s/>1,496<text:s/></text:p>
          </table:table-cell>
          <table:table-cell table:style-name="ce6"/>
          <table:table-cell office:value-type="float" office:value="221071" table:style-name="ce8">
            <text:p><text:s/>221,0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jnews.c</text:p>
          </table:table-cell>
          <table:table-cell office:value-type="float" office:value="1474" table:style-name="ce8">
            <text:p><text:s/>1,474<text:s/></text:p>
          </table:table-cell>
          <table:table-cell table:style-name="ce6"/>
          <table:table-cell office:value-type="float" office:value="222545" table:style-name="ce8">
            <text:p><text:s/>222,5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ocutnew</text:p>
          </table:table-cell>
          <table:table-cell office:value-type="float" office:value="1466" table:style-name="ce8">
            <text:p><text:s/>1,466<text:s/></text:p>
          </table:table-cell>
          <table:table-cell table:style-name="ce6"/>
          <table:table-cell office:value-type="float" office:value="224011" table:style-name="ce8">
            <text:p><text:s/>224,0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cnbc.sbs.</text:p>
          </table:table-cell>
          <table:table-cell office:value-type="float" office:value="1412" table:style-name="ce8">
            <text:p><text:s/>1,412<text:s/></text:p>
          </table:table-cell>
          <table:table-cell table:style-name="ce6"/>
          <table:table-cell office:value-type="float" office:value="225423" table:style-name="ce8">
            <text:p><text:s/>225,4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bs.co.k</text:p>
          </table:table-cell>
          <table:table-cell office:value-type="float" office:value="1353" table:style-name="ce8">
            <text:p><text:s/>1,353<text:s/></text:p>
          </table:table-cell>
          <table:table-cell table:style-name="ce6"/>
          <table:table-cell office:value-type="float" office:value="226776" table:style-name="ce8">
            <text:p><text:s/>226,7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.co.k</text:p>
          </table:table-cell>
          <table:table-cell office:value-type="float" office:value="1319" table:style-name="ce8">
            <text:p><text:s/>1,319<text:s/></text:p>
          </table:table-cell>
          <table:table-cell table:style-name="ce6"/>
          <table:table-cell office:value-type="float" office:value="228095" table:style-name="ce8">
            <text:p><text:s/>228,0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ews24.</text:p>
          </table:table-cell>
          <table:table-cell office:value-type="float" office:value="1311" table:style-name="ce8">
            <text:p><text:s/>1,311<text:s/></text:p>
          </table:table-cell>
          <table:table-cell table:style-name="ce6"/>
          <table:table-cell office:value-type="float" office:value="229406" table:style-name="ce8">
            <text:p><text:s/>229,4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heraldco</text:p>
          </table:table-cell>
          <table:table-cell office:value-type="float" office:value="1302" table:style-name="ce8">
            <text:p><text:s/>1,302<text:s/></text:p>
          </table:table-cell>
          <table:table-cell table:style-name="ce6"/>
          <table:table-cell office:value-type="float" office:value="230708" table:style-name="ce8">
            <text:p><text:s/>230,7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ian.</text:p>
          </table:table-cell>
          <table:table-cell office:value-type="float" office:value="1246" table:style-name="ce8">
            <text:p><text:s/>1,246<text:s/></text:p>
          </table:table-cell>
          <table:table-cell table:style-name="ce6"/>
          <table:table-cell office:value-type="float" office:value="231954" table:style-name="ce8">
            <text:p><text:s/>231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va100.</text:p>
          </table:table-cell>
          <table:table-cell office:value-type="float" office:value="1239" table:style-name="ce8">
            <text:p><text:s/>1,239<text:s/></text:p>
          </table:table-cell>
          <table:table-cell table:style-name="ce6"/>
          <table:table-cell office:value-type="float" office:value="233193" table:style-name="ce8">
            <text:p><text:s/>233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seilbo</text:p>
          </table:table-cell>
          <table:table-cell office:value-type="float" office:value="1207" table:style-name="ce8">
            <text:p><text:s/>1,207<text:s/></text:p>
          </table:table-cell>
          <table:table-cell table:style-name="ce6"/>
          <table:table-cell office:value-type="float" office:value="234400" table:style-name="ce8">
            <text:p><text:s/>234,4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kn.kr/n</text:p>
          </table:table-cell>
          <table:table-cell office:value-type="float" office:value="1126" table:style-name="ce8">
            <text:p><text:s/>1,126<text:s/></text:p>
          </table:table-cell>
          <table:table-cell table:style-name="ce6"/>
          <table:table-cell office:value-type="float" office:value="235526" table:style-name="ce8">
            <text:p><text:s/>235,5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pen</text:p>
          </table:table-cell>
          <table:table-cell office:value-type="float" office:value="1099" table:style-name="ce8">
            <text:p><text:s/>1,099<text:s/></text:p>
          </table:table-cell>
          <table:table-cell table:style-name="ce6"/>
          <table:table-cell office:value-type="float" office:value="236625" table:style-name="ce8">
            <text:p><text:s/>236,6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troseo</text:p>
          </table:table-cell>
          <table:table-cell office:value-type="float" office:value="1086" table:style-name="ce8">
            <text:p><text:s/>1,086<text:s/></text:p>
          </table:table-cell>
          <table:table-cell table:style-name="ce6"/>
          <table:table-cell office:value-type="float" office:value="237711" table:style-name="ce8">
            <text:p><text:s/>237,7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bs.co.</text:p>
          </table:table-cell>
          <table:table-cell office:value-type="float" office:value="1074" table:style-name="ce8">
            <text:p><text:s/>1,074<text:s/></text:p>
          </table:table-cell>
          <table:table-cell table:style-name="ce6"/>
          <table:table-cell office:value-type="float" office:value="238785" table:style-name="ce8">
            <text:p><text:s/>238,7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ukinew</text:p>
          </table:table-cell>
          <table:table-cell office:value-type="float" office:value="1038" table:style-name="ce8">
            <text:p><text:s/>1,038<text:s/></text:p>
          </table:table-cell>
          <table:table-cell table:style-name="ce6"/>
          <table:table-cell office:value-type="float" office:value="239823" table:style-name="ce8">
            <text:p><text:s/>239,8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newdaily</text:p>
          </table:table-cell>
          <table:table-cell office:value-type="float" office:value="1027" table:style-name="ce8">
            <text:p><text:s/>1,027<text:s/></text:p>
          </table:table-cell>
          <table:table-cell table:style-name="ce6"/>
          <table:table-cell office:value-type="float" office:value="240850" table:style-name="ce8">
            <text:p><text:s/>240,8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sbs.co.</text:p>
          </table:table-cell>
          <table:table-cell office:value-type="float" office:value="999" table:style-name="ce8">
            <text:p><text:s/>999<text:s/></text:p>
          </table:table-cell>
          <table:table-cell table:style-name="ce6"/>
          <table:table-cell office:value-type="float" office:value="241849" table:style-name="ce8">
            <text:p><text:s/>241,8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mib.co</text:p>
          </table:table-cell>
          <table:table-cell office:value-type="float" office:value="989" table:style-name="ce8">
            <text:p><text:s/>989<text:s/></text:p>
          </table:table-cell>
          <table:table-cell table:style-name="ce6"/>
          <table:table-cell office:value-type="float" office:value="242838" table:style-name="ce8">
            <text:p><text:s/>242,8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ukinews</text:p>
          </table:table-cell>
          <table:table-cell office:value-type="float" office:value="982" table:style-name="ce8">
            <text:p><text:s/>982<text:s/></text:p>
          </table:table-cell>
          <table:table-cell table:style-name="ce6"/>
          <table:table-cell office:value-type="float" office:value="243820" table:style-name="ce8">
            <text:p><text:s/>243,8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a.co</text:p>
          </table:table-cell>
          <table:table-cell office:value-type="float" office:value="978" table:style-name="ce8">
            <text:p><text:s/>978<text:s/></text:p>
          </table:table-cell>
          <table:table-cell table:style-name="ce6"/>
          <table:table-cell office:value-type="float" office:value="244798" table:style-name="ce8">
            <text:p><text:s/>244,7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ankooki</text:p>
          </table:table-cell>
          <table:table-cell office:value-type="float" office:value="936" table:style-name="ce8">
            <text:p><text:s/>936<text:s/></text:p>
          </table:table-cell>
          <table:table-cell table:style-name="ce6"/>
          <table:table-cell office:value-type="float" office:value="245734" table:style-name="ce8">
            <text:p><text:s/>245,7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ywee</text:p>
          </table:table-cell>
          <table:table-cell office:value-type="float" office:value="913" table:style-name="ce8">
            <text:p><text:s/>913<text:s/></text:p>
          </table:table-cell>
          <table:table-cell table:style-name="ce6"/>
          <table:table-cell office:value-type="float" office:value="246647" table:style-name="ce8">
            <text:p><text:s/>246,6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stimes.</text:p>
          </table:table-cell>
          <table:table-cell office:value-type="float" office:value="899" table:style-name="ce8">
            <text:p><text:s/>899<text:s/></text:p>
          </table:table-cell>
          <table:table-cell table:style-name="ce6"/>
          <table:table-cell office:value-type="float" office:value="247546" table:style-name="ce8">
            <text:p><text:s/>247,5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20.busan</text:p>
          </table:table-cell>
          <table:table-cell office:value-type="float" office:value="896" table:style-name="ce8">
            <text:p><text:s/>896<text:s/></text:p>
          </table:table-cell>
          <table:table-cell table:style-name="ce6"/>
          <table:table-cell office:value-type="float" office:value="248442" table:style-name="ce8">
            <text:p><text:s/>248,4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-enews.</text:p>
          </table:table-cell>
          <table:table-cell office:value-type="float" office:value="892" table:style-name="ce8">
            <text:p><text:s/>892<text:s/></text:p>
          </table:table-cell>
          <table:table-cell table:style-name="ce6"/>
          <table:table-cell office:value-type="float" office:value="249334" table:style-name="ce8">
            <text:p><text:s/>249,3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heraldm.</text:p>
          </table:table-cell>
          <table:table-cell office:value-type="float" office:value="847" table:style-name="ce8">
            <text:p><text:s/>847<text:s/></text:p>
          </table:table-cell>
          <table:table-cell table:style-name="ce6"/>
          <table:table-cell office:value-type="float" office:value="250181" table:style-name="ce8">
            <text:p><text:s/>250,1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-today.</text:p>
          </table:table-cell>
          <table:table-cell office:value-type="float" office:value="812" table:style-name="ce8">
            <text:p><text:s/>812<text:s/></text:p>
          </table:table-cell>
          <table:table-cell table:style-name="ce6"/>
          <table:table-cell office:value-type="float" office:value="250993" table:style-name="ce8">
            <text:p><text:s/>250,9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han.co</text:p>
          </table:table-cell>
          <table:table-cell office:value-type="float" office:value="789" table:style-name="ce8">
            <text:p><text:s/>789<text:s/></text:p>
          </table:table-cell>
          <table:table-cell table:style-name="ce6"/>
          <table:table-cell office:value-type="float" office:value="251782" table:style-name="ce8">
            <text:p><text:s/>251,7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-i.kr/n</text:p>
          </table:table-cell>
          <table:table-cell office:value-type="float" office:value="774" table:style-name="ce8">
            <text:p><text:s/>774<text:s/></text:p>
          </table:table-cell>
          <table:table-cell table:style-name="ce6"/>
          <table:table-cell office:value-type="float" office:value="252556" table:style-name="ce8">
            <text:p><text:s/>252,5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okje.c</text:p>
          </table:table-cell>
          <table:table-cell office:value-type="float" office:value="768" table:style-name="ce8">
            <text:p><text:s/>768<text:s/></text:p>
          </table:table-cell>
          <table:table-cell table:style-name="ce6"/>
          <table:table-cell office:value-type="float" office:value="253324" table:style-name="ce8">
            <text:p><text:s/>253,3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tomato</text:p>
          </table:table-cell>
          <table:table-cell office:value-type="float" office:value="723" table:style-name="ce8">
            <text:p><text:s/>723<text:s/></text:p>
          </table:table-cell>
          <table:table-cell table:style-name="ce6"/>
          <table:table-cell office:value-type="float" office:value="254047" table:style-name="ce8">
            <text:p><text:s/>254,0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hmynews</text:p>
          </table:table-cell>
          <table:table-cell office:value-type="float" office:value="692" table:style-name="ce8">
            <text:p><text:s/>692<text:s/></text:p>
          </table:table-cell>
          <table:table-cell table:style-name="ce6"/>
          <table:table-cell office:value-type="float" office:value="254739" table:style-name="ce8">
            <text:p><text:s/>254,7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aeil.co</text:p>
          </table:table-cell>
          <table:table-cell office:value-type="float" office:value="657" table:style-name="ce8">
            <text:p><text:s/>657<text:s/></text:p>
          </table:table-cell>
          <table:table-cell table:style-name="ce6"/>
          <table:table-cell office:value-type="float" office:value="255396" table:style-name="ce8">
            <text:p><text:s/>255,3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ressian</text:p>
          </table:table-cell>
          <table:table-cell office:value-type="float" office:value="640" table:style-name="ce8">
            <text:p><text:s/>640<text:s/></text:p>
          </table:table-cell>
          <table:table-cell table:style-name="ce6"/>
          <table:table-cell office:value-type="float" office:value="256036" table:style-name="ce8">
            <text:p><text:s/>256,0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vil</text:p>
          </table:table-cell>
          <table:table-cell office:value-type="float" office:value="626" table:style-name="ce8">
            <text:p><text:s/>626<text:s/></text:p>
          </table:table-cell>
          <table:table-cell table:style-name="ce6"/>
          <table:table-cell office:value-type="float" office:value="256662" table:style-name="ce8">
            <text:p><text:s/>256,6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daily.c</text:p>
          </table:table-cell>
          <table:table-cell office:value-type="float" office:value="617" table:style-name="ce8">
            <text:p><text:s/>617<text:s/></text:p>
          </table:table-cell>
          <table:table-cell table:style-name="ce6"/>
          <table:table-cell office:value-type="float" office:value="257279" table:style-name="ce8">
            <text:p><text:s/>257,2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f.co.k</text:p>
          </table:table-cell>
          <table:table-cell office:value-type="float" office:value="598" table:style-name="ce8">
            <text:p><text:s/>598<text:s/></text:p>
          </table:table-cell>
          <table:table-cell table:style-name="ce6"/>
          <table:table-cell office:value-type="float" office:value="257877" table:style-name="ce8">
            <text:p><text:s/>257,8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mnews.imbc.</text:p>
          </table:table-cell>
          <table:table-cell office:value-type="float" office:value="566" table:style-name="ce8">
            <text:p><text:s/>566<text:s/></text:p>
          </table:table-cell>
          <table:table-cell table:style-name="ce6"/>
          <table:table-cell office:value-type="float" office:value="258443" table:style-name="ce8">
            <text:p><text:s/>258,4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newsa.c</text:p>
          </table:table-cell>
          <table:table-cell office:value-type="float" office:value="561" table:style-name="ce8">
            <text:p><text:s/>561<text:s/></text:p>
          </table:table-cell>
          <table:table-cell table:style-name="ce6"/>
          <table:table-cell office:value-type="float" office:value="259004" table:style-name="ce8">
            <text:p><text:s/>259,0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newstod</text:p>
          </table:table-cell>
          <table:table-cell office:value-type="float" office:value="554" table:style-name="ce8">
            <text:p><text:s/>554<text:s/></text:p>
          </table:table-cell>
          <table:table-cell table:style-name="ce6"/>
          <table:table-cell office:value-type="float" office:value="259558" table:style-name="ce8">
            <text:p><text:s/>259,5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watch</text:p>
          </table:table-cell>
          <table:table-cell office:value-type="float" office:value="544" table:style-name="ce8">
            <text:p><text:s/>544<text:s/></text:p>
          </table:table-cell>
          <table:table-cell table:style-name="ce6"/>
          <table:table-cell office:value-type="float" office:value="260102" table:style-name="ce8">
            <text:p><text:s/>260,1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olinews</text:p>
          </table:table-cell>
          <table:table-cell office:value-type="float" office:value="514" table:style-name="ce8">
            <text:p><text:s/>514<text:s/></text:p>
          </table:table-cell>
          <table:table-cell table:style-name="ce6"/>
          <table:table-cell office:value-type="float" office:value="260616" table:style-name="ce8">
            <text:p><text:s/>260,6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medaily</text:p>
          </table:table-cell>
          <table:table-cell office:value-type="float" office:value="511" table:style-name="ce8">
            <text:p><text:s/>511<text:s/></text:p>
          </table:table-cell>
          <table:table-cell table:style-name="ce6"/>
          <table:table-cell office:value-type="float" office:value="261127" table:style-name="ce8">
            <text:p><text:s/>261,1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bnmoney.mbn</text:p>
          </table:table-cell>
          <table:table-cell office:value-type="float" office:value="502" table:style-name="ce8">
            <text:p><text:s/>502<text:s/></text:p>
          </table:table-cell>
          <table:table-cell table:style-name="ce6"/>
          <table:table-cell office:value-type="float" office:value="261629" table:style-name="ce8">
            <text:p><text:s/>261,6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today.k</text:p>
          </table:table-cell>
          <table:table-cell office:value-type="float" office:value="501" table:style-name="ce8">
            <text:p><text:s/>501<text:s/></text:p>
          </table:table-cell>
          <table:table-cell table:style-name="ce6"/>
          <table:table-cell office:value-type="float" office:value="262130" table:style-name="ce8">
            <text:p><text:s/>262,1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ock.hankyu</text:p>
          </table:table-cell>
          <table:table-cell office:value-type="float" office:value="499" table:style-name="ce8">
            <text:p><text:s/>499<text:s/></text:p>
          </table:table-cell>
          <table:table-cell table:style-name="ce6"/>
          <table:table-cell office:value-type="float" office:value="262629" table:style-name="ce8">
            <text:p><text:s/>262,6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aily.hankoo</text:p>
          </table:table-cell>
          <table:table-cell office:value-type="float" office:value="487" table:style-name="ce8">
            <text:p><text:s/>487<text:s/></text:p>
          </table:table-cell>
          <table:table-cell table:style-name="ce6"/>
          <table:table-cell office:value-type="float" office:value="263116" table:style-name="ce8">
            <text:p><text:s/>263,1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focu</text:p>
          </table:table-cell>
          <table:table-cell office:value-type="float" office:value="486" table:style-name="ce8">
            <text:p><text:s/>486<text:s/></text:p>
          </table:table-cell>
          <table:table-cell table:style-name="ce6"/>
          <table:table-cell office:value-type="float" office:value="263602" table:style-name="ce8">
            <text:p><text:s/>263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j.c</text:p>
          </table:table-cell>
          <table:table-cell office:value-type="float" office:value="476" table:style-name="ce8">
            <text:p><text:s/>476<text:s/></text:p>
          </table:table-cell>
          <table:table-cell table:style-name="ce6"/>
          <table:table-cell office:value-type="float" office:value="264078" table:style-name="ce8">
            <text:p><text:s/>264,0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p.co.k</text:p>
          </table:table-cell>
          <table:table-cell office:value-type="float" office:value="461" table:style-name="ce8">
            <text:p><text:s/>461<text:s/></text:p>
          </table:table-cell>
          <table:table-cell table:style-name="ce6"/>
          <table:table-cell office:value-type="float" office:value="264539" table:style-name="ce8">
            <text:p><text:s/>264,5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joins.c</text:p>
          </table:table-cell>
          <table:table-cell office:value-type="float" office:value="453" table:style-name="ce8">
            <text:p><text:s/>453<text:s/></text:p>
          </table:table-cell>
          <table:table-cell table:style-name="ce6"/>
          <table:table-cell office:value-type="float" office:value="264992" table:style-name="ce8">
            <text:p><text:s/>264,9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maeil.c</text:p>
          </table:table-cell>
          <table:table-cell office:value-type="float" office:value="451" table:style-name="ce8">
            <text:p><text:s/>451<text:s/></text:p>
          </table:table-cell>
          <table:table-cell table:style-name="ce6"/>
          <table:table-cell office:value-type="float" office:value="265443" table:style-name="ce8">
            <text:p><text:s/>265,4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vestch</text:p>
          </table:table-cell>
          <table:table-cell office:value-type="float" office:value="447" table:style-name="ce8">
            <text:p><text:s/>447<text:s/></text:p>
          </table:table-cell>
          <table:table-cell table:style-name="ce6"/>
          <table:table-cell office:value-type="float" office:value="265890" table:style-name="ce8">
            <text:p><text:s/>265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ewsnne</text:p>
          </table:table-cell>
          <table:table-cell office:value-type="float" office:value="435" table:style-name="ce8">
            <text:p><text:s/>435<text:s/></text:p>
          </table:table-cell>
          <table:table-cell table:style-name="ce6"/>
          <table:table-cell office:value-type="float" office:value="266325" table:style-name="ce8">
            <text:p><text:s/>266,3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enewsto</text:p>
          </table:table-cell>
          <table:table-cell office:value-type="float" office:value="413" table:style-name="ce8">
            <text:p><text:s/>413<text:s/></text:p>
          </table:table-cell>
          <table:table-cell table:style-name="ce6"/>
          <table:table-cell office:value-type="float" office:value="266738" table:style-name="ce8">
            <text:p><text:s/>266,7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eongin</text:p>
          </table:table-cell>
          <table:table-cell office:value-type="float" office:value="411" table:style-name="ce8">
            <text:p><text:s/>411<text:s/></text:p>
          </table:table-cell>
          <table:table-cell table:style-name="ce6"/>
          <table:table-cell office:value-type="float" office:value="267149" table:style-name="ce8">
            <text:p><text:s/>267,1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prim</text:p>
          </table:table-cell>
          <table:table-cell office:value-type="float" office:value="409" table:style-name="ce8">
            <text:p><text:s/>409<text:s/></text:p>
          </table:table-cell>
          <table:table-cell table:style-name="ce6"/>
          <table:table-cell office:value-type="float" office:value="267558" table:style-name="ce8">
            <text:p><text:s/>267,5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gyefn.</text:p>
          </table:table-cell>
          <table:table-cell office:value-type="float" office:value="408" table:style-name="ce8">
            <text:p><text:s/>408<text:s/></text:p>
          </table:table-cell>
          <table:table-cell table:style-name="ce6"/>
          <table:table-cell office:value-type="float" office:value="267966" table:style-name="ce8">
            <text:p><text:s/>267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onhapne</text:p>
          </table:table-cell>
          <table:table-cell office:value-type="float" office:value="390" table:style-name="ce8">
            <text:p><text:s/>390<text:s/></text:p>
          </table:table-cell>
          <table:table-cell table:style-name="ce6"/>
          <table:table-cell office:value-type="float" office:value="268356" table:style-name="ce8">
            <text:p><text:s/>268,3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pres</text:p>
          </table:table-cell>
          <table:table-cell office:value-type="float" office:value="383" table:style-name="ce8">
            <text:p><text:s/>383<text:s/></text:p>
          </table:table-cell>
          <table:table-cell table:style-name="ce6"/>
          <table:table-cell office:value-type="float" office:value="268739" table:style-name="ce8">
            <text:p><text:s/>268,7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.kr</text:p>
          </table:table-cell>
          <table:table-cell office:value-type="float" office:value="371" table:style-name="ce8">
            <text:p><text:s/>371<text:s/></text:p>
          </table:table-cell>
          <table:table-cell table:style-name="ce6"/>
          <table:table-cell office:value-type="float" office:value="269110" table:style-name="ce8">
            <text:p><text:s/>269,1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lyo.co.kr/?</text:p>
          </table:table-cell>
          <table:table-cell office:value-type="float" office:value="366" table:style-name="ce8">
            <text:p><text:s/>366<text:s/></text:p>
          </table:table-cell>
          <table:table-cell table:style-name="ce6"/>
          <table:table-cell office:value-type="float" office:value="269476" table:style-name="ce8">
            <text:p><text:s/>269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anker.</text:p>
          </table:table-cell>
          <table:table-cell office:value-type="float" office:value="365" table:style-name="ce8">
            <text:p><text:s/>365<text:s/></text:p>
          </table:table-cell>
          <table:table-cell table:style-name="ce6"/>
          <table:table-cell office:value-type="float" office:value="269841" table:style-name="ce8">
            <text:p><text:s/>269,8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inomy.c</text:p>
          </table:table-cell>
          <table:table-cell office:value-type="float" office:value="364" table:style-name="ce8">
            <text:p><text:s/>364<text:s/></text:p>
          </table:table-cell>
          <table:table-cell table:style-name="ce6"/>
          <table:table-cell office:value-type="float" office:value="270205" table:style-name="ce8">
            <text:p><text:s/>270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spna.co</text:p>
          </table:table-cell>
          <table:table-cell office:value-type="float" office:value="364" table:style-name="ce8">
            <text:p><text:s/>364<text:s/></text:p>
          </table:table-cell>
          <table:table-cell table:style-name="ce6"/>
          <table:table-cell office:value-type="float" office:value="270569" table:style-name="ce8">
            <text:p><text:s/>270,5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ukjenew</text:p>
          </table:table-cell>
          <table:table-cell office:value-type="float" office:value="355" table:style-name="ce8">
            <text:p><text:s/>355<text:s/></text:p>
          </table:table-cell>
          <table:table-cell table:style-name="ce6"/>
          <table:table-cell office:value-type="float" office:value="270924" table:style-name="ce8">
            <text:p><text:s/>270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reaknew</text:p>
          </table:table-cell>
          <table:table-cell office:value-type="float" office:value="345" table:style-name="ce8">
            <text:p><text:s/>345<text:s/></text:p>
          </table:table-cell>
          <table:table-cell table:style-name="ce6"/>
          <table:table-cell office:value-type="float" office:value="271269" table:style-name="ce8">
            <text:p><text:s/>271,2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tod</text:p>
          </table:table-cell>
          <table:table-cell office:value-type="float" office:value="341" table:style-name="ce8">
            <text:p><text:s/>341<text:s/></text:p>
          </table:table-cell>
          <table:table-cell table:style-name="ce6"/>
          <table:table-cell office:value-type="float" office:value="271610" table:style-name="ce8">
            <text:p><text:s/>271,6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pkorea.</text:p>
          </table:table-cell>
          <table:table-cell office:value-type="float" office:value="335" table:style-name="ce8">
            <text:p><text:s/>335<text:s/></text:p>
          </table:table-cell>
          <table:table-cell table:style-name="ce6"/>
          <table:table-cell office:value-type="float" office:value="271945" table:style-name="ce8">
            <text:p><text:s/>271,9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n.co.</text:p>
          </table:table-cell>
          <table:table-cell office:value-type="float" office:value="326" table:style-name="ce8">
            <text:p><text:s/>326<text:s/></text:p>
          </table:table-cell>
          <table:table-cell table:style-name="ce6"/>
          <table:table-cell office:value-type="float" office:value="272271" table:style-name="ce8">
            <text:p><text:s/>272,2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bs.seou</text:p>
          </table:table-cell>
          <table:table-cell office:value-type="float" office:value="323" table:style-name="ce8">
            <text:p><text:s/>323<text:s/></text:p>
          </table:table-cell>
          <table:table-cell table:style-name="ce6"/>
          <table:table-cell office:value-type="float" office:value="272594" table:style-name="ce8">
            <text:p><text:s/>272,5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heraldc</text:p>
          </table:table-cell>
          <table:table-cell office:value-type="float" office:value="317" table:style-name="ce8">
            <text:p><text:s/>317<text:s/></text:p>
          </table:table-cell>
          <table:table-cell table:style-name="ce6"/>
          <table:table-cell office:value-type="float" office:value="272911" table:style-name="ce8">
            <text:p><text:s/>272,9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news.c</text:p>
          </table:table-cell>
          <table:table-cell office:value-type="float" office:value="317" table:style-name="ce8">
            <text:p><text:s/>317<text:s/></text:p>
          </table:table-cell>
          <table:table-cell table:style-name="ce6"/>
          <table:table-cell office:value-type="float" office:value="273228" table:style-name="ce8">
            <text:p><text:s/>273,2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oicene</text:p>
          </table:table-cell>
          <table:table-cell office:value-type="float" office:value="306" table:style-name="ce8">
            <text:p><text:s/>306<text:s/></text:p>
          </table:table-cell>
          <table:table-cell table:style-name="ce6"/>
          <table:table-cell office:value-type="float" office:value="273534" table:style-name="ce8">
            <text:p><text:s/>273,5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week</text:p>
          </table:table-cell>
          <table:table-cell office:value-type="float" office:value="300" table:style-name="ce8">
            <text:p><text:s/>300<text:s/></text:p>
          </table:table-cell>
          <table:table-cell table:style-name="ce6"/>
          <table:table-cell office:value-type="float" office:value="273834" table:style-name="ce8">
            <text:p><text:s/>273,8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omin.c</text:p>
          </table:table-cell>
          <table:table-cell office:value-type="float" office:value="297" table:style-name="ce8">
            <text:p><text:s/>297<text:s/></text:p>
          </table:table-cell>
          <table:table-cell table:style-name="ce6"/>
          <table:table-cell office:value-type="float" office:value="274131" table:style-name="ce8">
            <text:p><text:s/>274,1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on.c</text:p>
          </table:table-cell>
          <table:table-cell office:value-type="float" office:value="282" table:style-name="ce8">
            <text:p><text:s/>282<text:s/></text:p>
          </table:table-cell>
          <table:table-cell table:style-name="ce6"/>
          <table:table-cell office:value-type="float" office:value="274413" table:style-name="ce8">
            <text:p><text:s/>274,4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eklyto</text:p>
          </table:table-cell>
          <table:table-cell office:value-type="float" office:value="269" table:style-name="ce8">
            <text:p><text:s/>269<text:s/></text:p>
          </table:table-cell>
          <table:table-cell table:style-name="ce6"/>
          <table:table-cell office:value-type="float" office:value="274682" table:style-name="ce8">
            <text:p><text:s/>274,6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hinailb</text:p>
          </table:table-cell>
          <table:table-cell office:value-type="float" office:value="264" table:style-name="ce8">
            <text:p><text:s/>264<text:s/></text:p>
          </table:table-cell>
          <table:table-cell table:style-name="ce6"/>
          <table:table-cell office:value-type="float" office:value="274946" table:style-name="ce8">
            <text:p><text:s/>274,9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sanilb</text:p>
          </table:table-cell>
          <table:table-cell office:value-type="float" office:value="262" table:style-name="ce8">
            <text:p><text:s/>262<text:s/></text:p>
          </table:table-cell>
          <table:table-cell table:style-name="ce6"/>
          <table:table-cell office:value-type="float" office:value="275208" table:style-name="ce8">
            <text:p><text:s/>275,2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bbsi.co</text:p>
          </table:table-cell>
          <table:table-cell office:value-type="float" office:value="260" table:style-name="ce8">
            <text:p><text:s/>260<text:s/></text:p>
          </table:table-cell>
          <table:table-cell table:style-name="ce6"/>
          <table:table-cell office:value-type="float" office:value="275468" table:style-name="ce8">
            <text:p><text:s/>275,4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jtbc.co</text:p>
          </table:table-cell>
          <table:table-cell office:value-type="float" office:value="255" table:style-name="ce8">
            <text:p><text:s/>255<text:s/></text:p>
          </table:table-cell>
          <table:table-cell table:style-name="ce6"/>
          <table:table-cell office:value-type="float" office:value="275723" table:style-name="ce8">
            <text:p><text:s/>275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ea.kr/new</text:p>
          </table:table-cell>
          <table:table-cell office:value-type="float" office:value="240" table:style-name="ce8">
            <text:p><text:s/>240<text:s/></text:p>
          </table:table-cell>
          <table:table-cell table:style-name="ce6"/>
          <table:table-cell office:value-type="float" office:value="275963" table:style-name="ce8">
            <text:p><text:s/>275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eonggi</text:p>
          </table:table-cell>
          <table:table-cell office:value-type="float" office:value="235" table:style-name="ce8">
            <text:p><text:s/>235<text:s/></text:p>
          </table:table-cell>
          <table:table-cell table:style-name="ce6"/>
          <table:table-cell office:value-type="float" office:value="276198" table:style-name="ce8">
            <text:p><text:s/>276,1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bnews.</text:p>
          </table:table-cell>
          <table:table-cell office:value-type="float" office:value="233" table:style-name="ce8">
            <text:p><text:s/>233<text:s/></text:p>
          </table:table-cell>
          <table:table-cell table:style-name="ce6"/>
          <table:table-cell office:value-type="float" office:value="276431" table:style-name="ce8">
            <text:p><text:s/>276,4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eoulfn.com/</text:p>
          </table:table-cell>
          <table:table-cell office:value-type="float" office:value="230" table:style-name="ce8">
            <text:p><text:s/>230<text:s/></text:p>
          </table:table-cell>
          <table:table-cell table:style-name="ce6"/>
          <table:table-cell office:value-type="float" office:value="276661" table:style-name="ce8">
            <text:p><text:s/>276,6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yoseou</text:p>
          </table:table-cell>
          <table:table-cell office:value-type="float" office:value="229" table:style-name="ce8">
            <text:p><text:s/>229<text:s/></text:p>
          </table:table-cell>
          <table:table-cell table:style-name="ce6"/>
          <table:table-cell office:value-type="float" office:value="276890" table:style-name="ce8">
            <text:p><text:s/>276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nsumer</text:p>
          </table:table-cell>
          <table:table-cell office:value-type="float" office:value="227" table:style-name="ce8">
            <text:p><text:s/>227<text:s/></text:p>
          </table:table-cell>
          <table:table-cell table:style-name="ce6"/>
          <table:table-cell office:value-type="float" office:value="277117" table:style-name="ce8">
            <text:p><text:s/>277,1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wnews.c</text:p>
          </table:table-cell>
          <table:table-cell office:value-type="float" office:value="227" table:style-name="ce8">
            <text:p><text:s/>227<text:s/></text:p>
          </table:table-cell>
          <table:table-cell table:style-name="ce6"/>
          <table:table-cell office:value-type="float" office:value="277344" table:style-name="ce8">
            <text:p><text:s/>277,3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n.segye.com</text:p>
          </table:table-cell>
          <table:table-cell office:value-type="float" office:value="226" table:style-name="ce8">
            <text:p><text:s/>226<text:s/></text:p>
          </table:table-cell>
          <table:table-cell table:style-name="ce6"/>
          <table:table-cell office:value-type="float" office:value="277570" table:style-name="ce8">
            <text:p><text:s/>277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ham</text:p>
          </table:table-cell>
          <table:table-cell office:value-type="float" office:value="224" table:style-name="ce8">
            <text:p><text:s/>224<text:s/></text:p>
          </table:table-cell>
          <table:table-cell table:style-name="ce6"/>
          <table:table-cell office:value-type="float" office:value="277794" table:style-name="ce8">
            <text:p><text:s/>277,7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eoscore</text:p>
          </table:table-cell>
          <table:table-cell office:value-type="float" office:value="221" table:style-name="ce8">
            <text:p><text:s/>221<text:s/></text:p>
          </table:table-cell>
          <table:table-cell table:style-name="ce6"/>
          <table:table-cell office:value-type="float" office:value="278015" table:style-name="ce8">
            <text:p><text:s/>278,0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dailyn</text:p>
          </table:table-cell>
          <table:table-cell office:value-type="float" office:value="215" table:style-name="ce8">
            <text:p><text:s/>215<text:s/></text:p>
          </table:table-cell>
          <table:table-cell table:style-name="ce6"/>
          <table:table-cell office:value-type="float" office:value="278230" table:style-name="ce8">
            <text:p><text:s/>278,2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hitepap</text:p>
          </table:table-cell>
          <table:table-cell office:value-type="float" office:value="214" table:style-name="ce8">
            <text:p><text:s/>214<text:s/></text:p>
          </table:table-cell>
          <table:table-cell table:style-name="ce6"/>
          <table:table-cell office:value-type="float" office:value="278444" table:style-name="ce8">
            <text:p><text:s/>278,4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daily</text:p>
          </table:table-cell>
          <table:table-cell office:value-type="float" office:value="213" table:style-name="ce8">
            <text:p><text:s/>213<text:s/></text:p>
          </table:table-cell>
          <table:table-cell table:style-name="ce6"/>
          <table:table-cell office:value-type="float" office:value="278657" table:style-name="ce8">
            <text:p><text:s/>278,6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zdnet.co</text:p>
          </table:table-cell>
          <table:table-cell office:value-type="float" office:value="212" table:style-name="ce8">
            <text:p><text:s/>212<text:s/></text:p>
          </table:table-cell>
          <table:table-cell table:style-name="ce6"/>
          <table:table-cell office:value-type="float" office:value="278869" table:style-name="ce8">
            <text:p><text:s/>278,8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vchosu</text:p>
          </table:table-cell>
          <table:table-cell office:value-type="float" office:value="206" table:style-name="ce8">
            <text:p><text:s/>206<text:s/></text:p>
          </table:table-cell>
          <table:table-cell table:style-name="ce6"/>
          <table:table-cell office:value-type="float" office:value="279075" table:style-name="ce8">
            <text:p><text:s/>279,0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econom</text:p>
          </table:table-cell>
          <table:table-cell office:value-type="float" office:value="206" table:style-name="ce8">
            <text:p><text:s/>206<text:s/></text:p>
          </table:table-cell>
          <table:table-cell table:style-name="ce6"/>
          <table:table-cell office:value-type="float" office:value="279281" table:style-name="ce8">
            <text:p><text:s/>279,2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yosisa</text:p>
          </table:table-cell>
          <table:table-cell office:value-type="float" office:value="204" table:style-name="ce8">
            <text:p><text:s/>204<text:s/></text:p>
          </table:table-cell>
          <table:table-cell table:style-name="ce6"/>
          <table:table-cell office:value-type="float" office:value="279485" table:style-name="ce8">
            <text:p><text:s/>279,4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wangju.</text:p>
          </table:table-cell>
          <table:table-cell office:value-type="float" office:value="193" table:style-name="ce8">
            <text:p><text:s/>193<text:s/></text:p>
          </table:table-cell>
          <table:table-cell table:style-name="ce6"/>
          <table:table-cell office:value-type="float" office:value="279678" table:style-name="ce8">
            <text:p><text:s/>279,6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biz.</text:p>
          </table:table-cell>
          <table:table-cell office:value-type="float" office:value="192" table:style-name="ce8">
            <text:p><text:s/>192<text:s/></text:p>
          </table:table-cell>
          <table:table-cell table:style-name="ce6"/>
          <table:table-cell office:value-type="float" office:value="279870" table:style-name="ce8">
            <text:p><text:s/>279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today.</text:p>
          </table:table-cell>
          <table:table-cell office:value-type="float" office:value="185" table:style-name="ce8">
            <text:p><text:s/>185<text:s/></text:p>
          </table:table-cell>
          <table:table-cell table:style-name="ce6"/>
          <table:table-cell office:value-type="float" office:value="280055" table:style-name="ce8">
            <text:p><text:s/>280,0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nmnews.</text:p>
          </table:table-cell>
          <table:table-cell office:value-type="float" office:value="184" table:style-name="ce8">
            <text:p><text:s/>184<text:s/></text:p>
          </table:table-cell>
          <table:table-cell table:style-name="ce6"/>
          <table:table-cell office:value-type="float" office:value="280239" table:style-name="ce8">
            <text:p><text:s/>280,2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olinews.co.</text:p>
          </table:table-cell>
          <table:table-cell office:value-type="float" office:value="175" table:style-name="ce8">
            <text:p><text:s/>175<text:s/></text:p>
          </table:table-cell>
          <table:table-cell table:style-name="ce6"/>
          <table:table-cell office:value-type="float" office:value="280414" table:style-name="ce8">
            <text:p><text:s/>280,4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nilbo.c</text:p>
          </table:table-cell>
          <table:table-cell office:value-type="float" office:value="174" table:style-name="ce8">
            <text:p><text:s/>174<text:s/></text:p>
          </table:table-cell>
          <table:table-cell table:style-name="ce6"/>
          <table:table-cell office:value-type="float" office:value="280588" table:style-name="ce8">
            <text:p><text:s/>280,5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ongboo</text:p>
          </table:table-cell>
          <table:table-cell office:value-type="float" office:value="174" table:style-name="ce8">
            <text:p><text:s/>174<text:s/></text:p>
          </table:table-cell>
          <table:table-cell table:style-name="ce6"/>
          <table:table-cell office:value-type="float" office:value="280762" table:style-name="ce8">
            <text:p><text:s/>280,7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unday.joins</text:p>
          </table:table-cell>
          <table:table-cell office:value-type="float" office:value="171" table:style-name="ce8">
            <text:p><text:s/>171<text:s/></text:p>
          </table:table-cell>
          <table:table-cell table:style-name="ce6"/>
          <table:table-cell office:value-type="float" office:value="280933" table:style-name="ce8">
            <text:p><text:s/>280,9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kbs.co.</text:p>
          </table:table-cell>
          <table:table-cell office:value-type="float" office:value="171" table:style-name="ce8">
            <text:p><text:s/>171<text:s/></text:p>
          </table:table-cell>
          <table:table-cell table:style-name="ce6"/>
          <table:table-cell office:value-type="float" office:value="281104" table:style-name="ce8">
            <text:p><text:s/>281,1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bsnews.</text:p>
          </table:table-cell>
          <table:table-cell office:value-type="float" office:value="168" table:style-name="ce8">
            <text:p><text:s/>168<text:s/></text:p>
          </table:table-cell>
          <table:table-cell table:style-name="ce6"/>
          <table:table-cell office:value-type="float" office:value="281272" table:style-name="ce8">
            <text:p><text:s/>281,2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minilb</text:p>
          </table:table-cell>
          <table:table-cell office:value-type="float" office:value="158" table:style-name="ce8">
            <text:p><text:s/>158<text:s/></text:p>
          </table:table-cell>
          <table:table-cell table:style-name="ce6"/>
          <table:table-cell office:value-type="float" office:value="281430" table:style-name="ce8">
            <text:p><text:s/>281,4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gnews.c</text:p>
          </table:table-cell>
          <table:table-cell office:value-type="float" office:value="156" table:style-name="ce8">
            <text:p><text:s/>156<text:s/></text:p>
          </table:table-cell>
          <table:table-cell table:style-name="ce6"/>
          <table:table-cell office:value-type="float" office:value="281586" table:style-name="ce8">
            <text:p><text:s/>281,5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g.co.k</text:p>
          </table:table-cell>
          <table:table-cell office:value-type="float" office:value="156" table:style-name="ce8">
            <text:p><text:s/>156<text:s/></text:p>
          </table:table-cell>
          <table:table-cell table:style-name="ce6"/>
          <table:table-cell office:value-type="float" office:value="281742" table:style-name="ce8">
            <text:p><text:s/>281,7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ewstoday.c</text:p>
          </table:table-cell>
          <table:table-cell office:value-type="float" office:value="154" table:style-name="ce8">
            <text:p><text:s/>154<text:s/></text:p>
          </table:table-cell>
          <table:table-cell table:style-name="ce6"/>
          <table:table-cell office:value-type="float" office:value="281896" table:style-name="ce8">
            <text:p><text:s/>281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town</text:p>
          </table:table-cell>
          <table:table-cell office:value-type="float" office:value="150" table:style-name="ce8">
            <text:p><text:s/>150<text:s/></text:p>
          </table:table-cell>
          <table:table-cell table:style-name="ce6"/>
          <table:table-cell office:value-type="float" office:value="282046" table:style-name="ce8">
            <text:p><text:s/>282,0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nnis.co.kr</text:p>
          </table:table-cell>
          <table:table-cell office:value-type="float" office:value="144" table:style-name="ce8">
            <text:p><text:s/>144<text:s/></text:p>
          </table:table-cell>
          <table:table-cell table:style-name="ce6"/>
          <table:table-cell office:value-type="float" office:value="282190" table:style-name="ce8">
            <text:p><text:s/>282,1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ongbuk</text:p>
          </table:table-cell>
          <table:table-cell office:value-type="float" office:value="141" table:style-name="ce8">
            <text:p><text:s/>141<text:s/></text:p>
          </table:table-cell>
          <table:table-cell table:style-name="ce6"/>
          <table:table-cell office:value-type="float" office:value="282331" table:style-name="ce8">
            <text:p><text:s/>282,3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hoilbo</text:p>
          </table:table-cell>
          <table:table-cell office:value-type="float" office:value="139" table:style-name="ce8">
            <text:p><text:s/>139<text:s/></text:p>
          </table:table-cell>
          <table:table-cell table:style-name="ce6"/>
          <table:table-cell office:value-type="float" office:value="282470" table:style-name="ce8">
            <text:p><text:s/>282,4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ejonil</text:p>
          </table:table-cell>
          <table:table-cell office:value-type="float" office:value="136" table:style-name="ce8">
            <text:p><text:s/>136<text:s/></text:p>
          </table:table-cell>
          <table:table-cell table:style-name="ce6"/>
          <table:table-cell office:value-type="float" office:value="282606" table:style-name="ce8">
            <text:p><text:s/>282,6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ado.net</text:p>
          </table:table-cell>
          <table:table-cell office:value-type="float" office:value="135" table:style-name="ce8">
            <text:p><text:s/>135<text:s/></text:p>
          </table:table-cell>
          <table:table-cell table:style-name="ce6"/>
          <table:table-cell office:value-type="float" office:value="282741" table:style-name="ce8">
            <text:p><text:s/>282,7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eongnam</text:p>
          </table:table-cell>
          <table:table-cell office:value-type="float" office:value="130" table:style-name="ce8">
            <text:p><text:s/>130<text:s/></text:p>
          </table:table-cell>
          <table:table-cell table:style-name="ce6"/>
          <table:table-cell office:value-type="float" office:value="282871" table:style-name="ce8">
            <text:p><text:s/>282,8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us.</text:p>
          </table:table-cell>
          <table:table-cell office:value-type="float" office:value="129" table:style-name="ce8">
            <text:p><text:s/>129<text:s/></text:p>
          </table:table-cell>
          <table:table-cell table:style-name="ce6"/>
          <table:table-cell office:value-type="float" office:value="283000" table:style-name="ce8">
            <text:p><text:s/>283,0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korea.</text:p>
          </table:table-cell>
          <table:table-cell office:value-type="float" office:value="128" table:style-name="ce8">
            <text:p><text:s/>128<text:s/></text:p>
          </table:table-cell>
          <table:table-cell table:style-name="ce6"/>
          <table:table-cell office:value-type="float" office:value="283128" table:style-name="ce8">
            <text:p><text:s/>283,1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2news.c</text:p>
          </table:table-cell>
          <table:table-cell office:value-type="float" office:value="127" table:style-name="ce8">
            <text:p><text:s/>127<text:s/></text:p>
          </table:table-cell>
          <table:table-cell table:style-name="ce6"/>
          <table:table-cell office:value-type="float" office:value="283255" table:style-name="ce8">
            <text:p><text:s/>283,2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ongdo.</text:p>
          </table:table-cell>
          <table:table-cell office:value-type="float" office:value="125" table:style-name="ce8">
            <text:p><text:s/>125<text:s/></text:p>
          </table:table-cell>
          <table:table-cell table:style-name="ce6"/>
          <table:table-cell office:value-type="float" office:value="283380" table:style-name="ce8">
            <text:p><text:s/>283,3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tennis.co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504" table:style-name="ce8">
            <text:p><text:s/>283,5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maker.kh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628" table:style-name="ce8">
            <text:p><text:s/>283,6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tal</text:p>
          </table:table-cell>
          <table:table-cell office:value-type="float" office:value="124" table:style-name="ce8">
            <text:p><text:s/>124<text:s/></text:p>
          </table:table-cell>
          <table:table-cell table:style-name="ce6"/>
          <table:table-cell office:value-type="float" office:value="283752" table:style-name="ce8">
            <text:p><text:s/>283,7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ichanne</text:p>
          </table:table-cell>
          <table:table-cell office:value-type="float" office:value="122" table:style-name="ce8">
            <text:p><text:s/>122<text:s/></text:p>
          </table:table-cell>
          <table:table-cell table:style-name="ce6"/>
          <table:table-cell office:value-type="float" office:value="283874" table:style-name="ce8">
            <text:p><text:s/>283,8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snews.</text:p>
          </table:table-cell>
          <table:table-cell office:value-type="float" office:value="122" table:style-name="ce8">
            <text:p><text:s/>122<text:s/></text:p>
          </table:table-cell>
          <table:table-cell table:style-name="ce6"/>
          <table:table-cell office:value-type="float" office:value="283996" table:style-name="ce8">
            <text:p><text:s/>283,9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maeil.</text:p>
          </table:table-cell>
          <table:table-cell office:value-type="float" office:value="117" table:style-name="ce8">
            <text:p><text:s/>117<text:s/></text:p>
          </table:table-cell>
          <table:table-cell table:style-name="ce6"/>
          <table:table-cell office:value-type="float" office:value="284113" table:style-name="ce8">
            <text:p><text:s/>284,1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r.asiae.co.</text:p>
          </table:table-cell>
          <table:table-cell office:value-type="float" office:value="116" table:style-name="ce8">
            <text:p><text:s/>116<text:s/></text:p>
          </table:table-cell>
          <table:table-cell table:style-name="ce6"/>
          <table:table-cell office:value-type="float" office:value="284229" table:style-name="ce8">
            <text:p><text:s/>284,2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mt.co.k</text:p>
          </table:table-cell>
          <table:table-cell office:value-type="float" office:value="114" table:style-name="ce8">
            <text:p><text:s/>114<text:s/></text:p>
          </table:table-cell>
          <table:table-cell table:style-name="ce6"/>
          <table:table-cell office:value-type="float" office:value="284343" table:style-name="ce8">
            <text:p><text:s/>284,3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biz.or</text:p>
          </table:table-cell>
          <table:table-cell office:value-type="float" office:value="109" table:style-name="ce8">
            <text:p><text:s/>109<text:s/></text:p>
          </table:table-cell>
          <table:table-cell table:style-name="ce6"/>
          <table:table-cell office:value-type="float" office:value="284452" table:style-name="ce8">
            <text:p><text:s/>284,4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en.c</text:p>
          </table:table-cell>
          <table:table-cell office:value-type="float" office:value="108" table:style-name="ce8">
            <text:p><text:s/>108<text:s/></text:p>
          </table:table-cell>
          <table:table-cell table:style-name="ce6"/>
          <table:table-cell office:value-type="float" office:value="284560" table:style-name="ce8">
            <text:p><text:s/>284,5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se</text:p>
          </table:table-cell>
          <table:table-cell office:value-type="float" office:value="108" table:style-name="ce8">
            <text:p><text:s/>108<text:s/></text:p>
          </table:table-cell>
          <table:table-cell table:style-name="ce6"/>
          <table:table-cell office:value-type="float" office:value="284668" table:style-name="ce8">
            <text:p><text:s/>284,6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wangnam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775" table:style-name="ce8">
            <text:p><text:s/>284,7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usm.co.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882" table:style-name="ce8">
            <text:p><text:s/>284,8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scoop</text:p>
          </table:table-cell>
          <table:table-cell office:value-type="float" office:value="107" table:style-name="ce8">
            <text:p><text:s/>107<text:s/></text:p>
          </table:table-cell>
          <table:table-cell table:style-name="ce6"/>
          <table:table-cell office:value-type="float" office:value="284989" table:style-name="ce8">
            <text:p><text:s/>284,9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crofan.</text:p>
          </table:table-cell>
          <table:table-cell office:value-type="float" office:value="106" table:style-name="ce8">
            <text:p><text:s/>106<text:s/></text:p>
          </table:table-cell>
          <table:table-cell table:style-name="ce6"/>
          <table:table-cell office:value-type="float" office:value="285095" table:style-name="ce8">
            <text:p><text:s/>285,0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onam.co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200" table:style-name="ce8">
            <text:p><text:s/>285,2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bortod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305" table:style-name="ce8">
            <text:p><text:s/>285,3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bc.co.k</text:p>
          </table:table-cell>
          <table:table-cell office:value-type="float" office:value="105" table:style-name="ce8">
            <text:p><text:s/>105<text:s/></text:p>
          </table:table-cell>
          <table:table-cell table:style-name="ce6"/>
          <table:table-cell office:value-type="float" office:value="285410" table:style-name="ce8">
            <text:p><text:s/>285,4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axtimes</text:p>
          </table:table-cell>
          <table:table-cell office:value-type="float" office:value="100" table:style-name="ce8">
            <text:p><text:s/>100<text:s/></text:p>
          </table:table-cell>
          <table:table-cell table:style-name="ce6"/>
          <table:table-cell office:value-type="float" office:value="285510" table:style-name="ce8">
            <text:p><text:s/>285,5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aegu.c</text:p>
          </table:table-cell>
          <table:table-cell office:value-type="float" office:value="99" table:style-name="ce8">
            <text:p><text:s/>99<text:s/></text:p>
          </table:table-cell>
          <table:table-cell table:style-name="ce6"/>
          <table:table-cell office:value-type="float" office:value="285609" table:style-name="ce8">
            <text:p><text:s/>285,60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21.hani.co.</text:p>
          </table:table-cell>
          <table:table-cell office:value-type="float" office:value="97" table:style-name="ce8">
            <text:p><text:s/>97<text:s/></text:p>
          </table:table-cell>
          <table:table-cell table:style-name="ce6"/>
          <table:table-cell office:value-type="float" office:value="285706" table:style-name="ce8">
            <text:p><text:s/>285,7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gilbo.c</text:p>
          </table:table-cell>
          <table:table-cell office:value-type="float" office:value="95" table:style-name="ce8">
            <text:p><text:s/>95<text:s/></text:p>
          </table:table-cell>
          <table:table-cell table:style-name="ce6"/>
          <table:table-cell office:value-type="float" office:value="285801" table:style-name="ce8">
            <text:p><text:s/>285,8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daily.</text:p>
          </table:table-cell>
          <table:table-cell office:value-type="float" office:value="95" table:style-name="ce8">
            <text:p><text:s/>95<text:s/></text:p>
          </table:table-cell>
          <table:table-cell table:style-name="ce6"/>
          <table:table-cell office:value-type="float" office:value="285896" table:style-name="ce8">
            <text:p><text:s/>285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cheoni</text:p>
          </table:table-cell>
          <table:table-cell office:value-type="float" office:value="94" table:style-name="ce8">
            <text:p><text:s/>94<text:s/></text:p>
          </table:table-cell>
          <table:table-cell table:style-name="ce6"/>
          <table:table-cell office:value-type="float" office:value="285990" table:style-name="ce8">
            <text:p><text:s/>285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radio</text:p>
          </table:table-cell>
          <table:table-cell office:value-type="float" office:value="92" table:style-name="ce8">
            <text:p><text:s/>92<text:s/></text:p>
          </table:table-cell>
          <table:table-cell table:style-name="ce6"/>
          <table:table-cell office:value-type="float" office:value="286082" table:style-name="ce8">
            <text:p><text:s/>286,0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fnews.c</text:p>
          </table:table-cell>
          <table:table-cell office:value-type="float" office:value="91" table:style-name="ce8">
            <text:p><text:s/>91<text:s/></text:p>
          </table:table-cell>
          <table:table-cell table:style-name="ce6"/>
          <table:table-cell office:value-type="float" office:value="286173" table:style-name="ce8">
            <text:p><text:s/>286,1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maeil.</text:p>
          </table:table-cell>
          <table:table-cell office:value-type="float" office:value="88" table:style-name="ce8">
            <text:p><text:s/>88<text:s/></text:p>
          </table:table-cell>
          <table:table-cell table:style-name="ce6"/>
          <table:table-cell office:value-type="float" office:value="286261" table:style-name="ce8">
            <text:p><text:s/>286,2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heraldm</text:p>
          </table:table-cell>
          <table:table-cell office:value-type="float" office:value="86" table:style-name="ce8">
            <text:p><text:s/>86<text:s/></text:p>
          </table:table-cell>
          <table:table-cell table:style-name="ce6"/>
          <table:table-cell office:value-type="float" office:value="286347" table:style-name="ce8">
            <text:p><text:s/>286,3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.theasian</text:p>
          </table:table-cell>
          <table:table-cell office:value-type="float" office:value="85" table:style-name="ce8">
            <text:p><text:s/>85<text:s/></text:p>
          </table:table-cell>
          <table:table-cell table:style-name="ce6"/>
          <table:table-cell office:value-type="float" office:value="286432" table:style-name="ce8">
            <text:p><text:s/>286,4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tanews</text:p>
          </table:table-cell>
          <table:table-cell office:value-type="float" office:value="84" table:style-name="ce8">
            <text:p><text:s/>84<text:s/></text:p>
          </table:table-cell>
          <table:table-cell table:style-name="ce6"/>
          <table:table-cell office:value-type="float" office:value="286516" table:style-name="ce8">
            <text:p><text:s/>286,5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sen.co.</text:p>
          </table:table-cell>
          <table:table-cell office:value-type="float" office:value="83" table:style-name="ce8">
            <text:p><text:s/>83<text:s/></text:p>
          </table:table-cell>
          <table:table-cell table:style-name="ce6"/>
          <table:table-cell office:value-type="float" office:value="286599" table:style-name="ce8">
            <text:p><text:s/>286,59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nstime</text:p>
          </table:table-cell>
          <table:table-cell office:value-type="float" office:value="80" table:style-name="ce8">
            <text:p><text:s/>80<text:s/></text:p>
          </table:table-cell>
          <table:table-cell table:style-name="ce6"/>
          <table:table-cell office:value-type="float" office:value="286679" table:style-name="ce8">
            <text:p><text:s/>286,6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news.c</text:p>
          </table:table-cell>
          <table:table-cell office:value-type="float" office:value="79" table:style-name="ce8">
            <text:p><text:s/>79<text:s/></text:p>
          </table:table-cell>
          <table:table-cell table:style-name="ce6"/>
          <table:table-cell office:value-type="float" office:value="286758" table:style-name="ce8">
            <text:p><text:s/>286,7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trade.</text:p>
          </table:table-cell>
          <table:table-cell office:value-type="float" office:value="78" table:style-name="ce8">
            <text:p><text:s/>78<text:s/></text:p>
          </table:table-cell>
          <table:table-cell table:style-name="ce6"/>
          <table:table-cell office:value-type="float" office:value="286836" table:style-name="ce8">
            <text:p><text:s/>286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tv.chos</text:p>
          </table:table-cell>
          <table:table-cell office:value-type="float" office:value="77" table:style-name="ce8">
            <text:p><text:s/>77<text:s/></text:p>
          </table:table-cell>
          <table:table-cell table:style-name="ce6"/>
          <table:table-cell office:value-type="float" office:value="286913" table:style-name="ce8">
            <text:p><text:s/>286,9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g-times</text:p>
          </table:table-cell>
          <table:table-cell office:value-type="float" office:value="77" table:style-name="ce8">
            <text:p><text:s/>77<text:s/></text:p>
          </table:table-cell>
          <table:table-cell table:style-name="ce6"/>
          <table:table-cell office:value-type="float" office:value="286990" table:style-name="ce8">
            <text:p><text:s/>286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lectime</text:p>
          </table:table-cell>
          <table:table-cell office:value-type="float" office:value="76" table:style-name="ce8">
            <text:p><text:s/>76<text:s/></text:p>
          </table:table-cell>
          <table:table-cell table:style-name="ce6"/>
          <table:table-cell office:value-type="float" office:value="287066" table:style-name="ce8">
            <text:p><text:s/>287,0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ews365</text:p>
          </table:table-cell>
          <table:table-cell office:value-type="float" office:value="76" table:style-name="ce8">
            <text:p><text:s/>76<text:s/></text:p>
          </table:table-cell>
          <table:table-cell table:style-name="ce6"/>
          <table:table-cell office:value-type="float" office:value="287142" table:style-name="ce8">
            <text:p><text:s/>287,1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ongmin.</text:p>
          </table:table-cell>
          <table:table-cell office:value-type="float" office:value="75" table:style-name="ce8">
            <text:p><text:s/>75<text:s/></text:p>
          </table:table-cell>
          <table:table-cell table:style-name="ce6"/>
          <table:table-cell office:value-type="float" office:value="287217" table:style-name="ce8">
            <text:p><text:s/>287,2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bsi.co.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291" table:style-name="ce8">
            <text:p><text:s/>287,2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bnews.c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365" table:style-name="ce8">
            <text:p><text:s/>287,3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ilbo.c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439" table:style-name="ce8">
            <text:p><text:s/>287,4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eklytr</text:p>
          </table:table-cell>
          <table:table-cell office:value-type="float" office:value="74" table:style-name="ce8">
            <text:p><text:s/>74<text:s/></text:p>
          </table:table-cell>
          <table:table-cell table:style-name="ce6"/>
          <table:table-cell office:value-type="float" office:value="287513" table:style-name="ce8">
            <text:p><text:s/>287,5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siaecon</text:p>
          </table:table-cell>
          <table:table-cell office:value-type="float" office:value="72" table:style-name="ce8">
            <text:p><text:s/>72<text:s/></text:p>
          </table:table-cell>
          <table:table-cell table:style-name="ce6"/>
          <table:table-cell office:value-type="float" office:value="287585" table:style-name="ce8">
            <text:p><text:s/>287,5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nvest.chosu</text:p>
          </table:table-cell>
          <table:table-cell office:value-type="float" office:value="71" table:style-name="ce8">
            <text:p><text:s/>71<text:s/></text:p>
          </table:table-cell>
          <table:table-cell table:style-name="ce6"/>
          <table:table-cell office:value-type="float" office:value="287656" table:style-name="ce8">
            <text:p><text:s/>287,6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oannews</text:p>
          </table:table-cell>
          <table:table-cell office:value-type="float" office:value="70" table:style-name="ce8">
            <text:p><text:s/>70<text:s/></text:p>
          </table:table-cell>
          <table:table-cell table:style-name="ce6"/>
          <table:table-cell office:value-type="float" office:value="287726" table:style-name="ce8">
            <text:p><text:s/>287,7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n.co.k</text:p>
          </table:table-cell>
          <table:table-cell office:value-type="float" office:value="70" table:style-name="ce8">
            <text:p><text:s/>70<text:s/></text:p>
          </table:table-cell>
          <table:table-cell table:style-name="ce6"/>
          <table:table-cell office:value-type="float" office:value="287796" table:style-name="ce8">
            <text:p><text:s/>287,7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tanet.</text:p>
          </table:table-cell>
          <table:table-cell office:value-type="float" office:value="69" table:style-name="ce8">
            <text:p><text:s/>69<text:s/></text:p>
          </table:table-cell>
          <table:table-cell table:style-name="ce6"/>
          <table:table-cell office:value-type="float" office:value="287865" table:style-name="ce8">
            <text:p><text:s/>287,8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jbnews.</text:p>
          </table:table-cell>
          <table:table-cell office:value-type="float" office:value="69" table:style-name="ce8">
            <text:p><text:s/>69<text:s/></text:p>
          </table:table-cell>
          <table:table-cell table:style-name="ce6"/>
          <table:table-cell office:value-type="float" office:value="287934" table:style-name="ce8">
            <text:p><text:s/>287,9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chosun.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002" table:style-name="ce8">
            <text:p><text:s/>288,0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.co.kr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070" table:style-name="ce8">
            <text:p><text:s/>288,0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-econom</text:p>
          </table:table-cell>
          <table:table-cell office:value-type="float" office:value="68" table:style-name="ce8">
            <text:p><text:s/>68<text:s/></text:p>
          </table:table-cell>
          <table:table-cell table:style-name="ce6"/>
          <table:table-cell office:value-type="float" office:value="288138" table:style-name="ce8">
            <text:p><text:s/>288,1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segye</text:p>
          </table:table-cell>
          <table:table-cell office:value-type="float" office:value="67" table:style-name="ce8">
            <text:p><text:s/>67<text:s/></text:p>
          </table:table-cell>
          <table:table-cell table:style-name="ce6"/>
          <table:table-cell office:value-type="float" office:value="288205" table:style-name="ce8">
            <text:p><text:s/>288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oo.asiae.c</text:p>
          </table:table-cell>
          <table:table-cell office:value-type="float" office:value="66" table:style-name="ce8">
            <text:p><text:s/>66<text:s/></text:p>
          </table:table-cell>
          <table:table-cell table:style-name="ce6"/>
          <table:table-cell office:value-type="float" office:value="288271" table:style-name="ce8">
            <text:p><text:s/>288,2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jan.kr/</text:p>
          </table:table-cell>
          <table:table-cell office:value-type="float" office:value="65" table:style-name="ce8">
            <text:p><text:s/>65<text:s/></text:p>
          </table:table-cell>
          <table:table-cell table:style-name="ce6"/>
          <table:table-cell office:value-type="float" office:value="288336" table:style-name="ce8">
            <text:p><text:s/>288,3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tarseou</text:p>
          </table:table-cell>
          <table:table-cell office:value-type="float" office:value="65" table:style-name="ce8">
            <text:p><text:s/>65<text:s/></text:p>
          </table:table-cell>
          <table:table-cell table:style-name="ce6"/>
          <table:table-cell office:value-type="float" office:value="288401" table:style-name="ce8">
            <text:p><text:s/>288,4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ynews.c</text:p>
          </table:table-cell>
          <table:table-cell office:value-type="float" office:value="63" table:style-name="ce8">
            <text:p><text:s/>63<text:s/></text:p>
          </table:table-cell>
          <table:table-cell table:style-name="ce6"/>
          <table:table-cell office:value-type="float" office:value="288464" table:style-name="ce8">
            <text:p><text:s/>288,4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nnis.c</text:p>
          </table:table-cell>
          <table:table-cell office:value-type="float" office:value="63" table:style-name="ce8">
            <text:p><text:s/>63<text:s/></text:p>
          </table:table-cell>
          <table:table-cell table:style-name="ce6"/>
          <table:table-cell office:value-type="float" office:value="288527" table:style-name="ce8">
            <text:p><text:s/>288,5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pts.co</text:p>
          </table:table-cell>
          <table:table-cell office:value-type="float" office:value="62" table:style-name="ce8">
            <text:p><text:s/>62<text:s/></text:p>
          </table:table-cell>
          <table:table-cell table:style-name="ce6"/>
          <table:table-cell office:value-type="float" office:value="288589" table:style-name="ce8">
            <text:p><text:s/>288,5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jour</text:p>
          </table:table-cell>
          <table:table-cell office:value-type="float" office:value="62" table:style-name="ce8">
            <text:p><text:s/>62<text:s/></text:p>
          </table:table-cell>
          <table:table-cell table:style-name="ce6"/>
          <table:table-cell office:value-type="float" office:value="288651" table:style-name="ce8">
            <text:p><text:s/>288,6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min.co</text:p>
          </table:table-cell>
          <table:table-cell office:value-type="float" office:value="60" table:style-name="ce8">
            <text:p><text:s/>60<text:s/></text:p>
          </table:table-cell>
          <table:table-cell table:style-name="ce6"/>
          <table:table-cell office:value-type="float" office:value="288711" table:style-name="ce8">
            <text:p><text:s/>288,7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dn.co.</text:p>
          </table:table-cell>
          <table:table-cell office:value-type="float" office:value="58" table:style-name="ce8">
            <text:p><text:s/>58<text:s/></text:p>
          </table:table-cell>
          <table:table-cell table:style-name="ce6"/>
          <table:table-cell office:value-type="float" office:value="288769" table:style-name="ce8">
            <text:p><text:s/>288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ns.tv/n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826" table:style-name="ce8">
            <text:p><text:s/>288,8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itt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883" table:style-name="ce8">
            <text:p><text:s/>288,8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odayene</text:p>
          </table:table-cell>
          <table:table-cell office:value-type="float" office:value="57" table:style-name="ce8">
            <text:p><text:s/>57<text:s/></text:p>
          </table:table-cell>
          <table:table-cell table:style-name="ce6"/>
          <table:table-cell office:value-type="float" office:value="288940" table:style-name="ce8">
            <text:p><text:s/>288,9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omennew</text:p>
          </table:table-cell>
          <table:table-cell office:value-type="float" office:value="56" table:style-name="ce8">
            <text:p><text:s/>56<text:s/></text:p>
          </table:table-cell>
          <table:table-cell table:style-name="ce6"/>
          <table:table-cell office:value-type="float" office:value="288996" table:style-name="ce8">
            <text:p><text:s/>288,9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zeronew</text:p>
          </table:table-cell>
          <table:table-cell office:value-type="float" office:value="55" table:style-name="ce8">
            <text:p><text:s/>55<text:s/></text:p>
          </table:table-cell>
          <table:table-cell table:style-name="ce6"/>
          <table:table-cell office:value-type="float" office:value="289051" table:style-name="ce8">
            <text:p><text:s/>289,0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ydaily.</text:p>
          </table:table-cell>
          <table:table-cell office:value-type="float" office:value="55" table:style-name="ce8">
            <text:p><text:s/>55<text:s/></text:p>
          </table:table-cell>
          <table:table-cell table:style-name="ce6"/>
          <table:table-cell office:value-type="float" office:value="289106" table:style-name="ce8">
            <text:p><text:s/>289,1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onhapmi</text:p>
          </table:table-cell>
          <table:table-cell office:value-type="float" office:value="54" table:style-name="ce8">
            <text:p><text:s/>54<text:s/></text:p>
          </table:table-cell>
          <table:table-cell table:style-name="ce6"/>
          <table:table-cell office:value-type="float" office:value="289160" table:style-name="ce8">
            <text:p><text:s/>289,1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2.cnbn</text:p>
          </table:table-cell>
          <table:table-cell office:value-type="float" office:value="53" table:style-name="ce8">
            <text:p><text:s/>53<text:s/></text:p>
          </table:table-cell>
          <table:table-cell table:style-name="ce6"/>
          <table:table-cell office:value-type="float" office:value="289213" table:style-name="ce8">
            <text:p><text:s/>289,2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reendai</text:p>
          </table:table-cell>
          <table:table-cell office:value-type="float" office:value="53" table:style-name="ce8">
            <text:p><text:s/>53<text:s/></text:p>
          </table:table-cell>
          <table:table-cell table:style-name="ce6"/>
          <table:table-cell office:value-type="float" office:value="289266" table:style-name="ce8">
            <text:p><text:s/>289,2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thub.c</text:p>
          </table:table-cell>
          <table:table-cell office:value-type="float" office:value="52" table:style-name="ce8">
            <text:p><text:s/>52<text:s/></text:p>
          </table:table-cell>
          <table:table-cell table:style-name="ce6"/>
          <table:table-cell office:value-type="float" office:value="289318" table:style-name="ce8">
            <text:p><text:s/>289,3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sori</text:p>
          </table:table-cell>
          <table:table-cell office:value-type="float" office:value="52" table:style-name="ce8">
            <text:p><text:s/>52<text:s/></text:p>
          </table:table-cell>
          <table:table-cell table:style-name="ce6"/>
          <table:table-cell office:value-type="float" office:value="289370" table:style-name="ce8">
            <text:p><text:s/>289,3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utotime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421" table:style-name="ce8">
            <text:p><text:s/>289,4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tv.go.k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472" table:style-name="ce8">
            <text:p><text:s/>289,4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dian.o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523" table:style-name="ce8">
            <text:p><text:s/>289,5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inli</text:p>
          </table:table-cell>
          <table:table-cell office:value-type="float" office:value="51" table:style-name="ce8">
            <text:p><text:s/>51<text:s/></text:p>
          </table:table-cell>
          <table:table-cell table:style-name="ce6"/>
          <table:table-cell office:value-type="float" office:value="289574" table:style-name="ce8">
            <text:p><text:s/>289,5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kld.kr/</text:p>
          </table:table-cell>
          <table:table-cell office:value-type="float" office:value="50" table:style-name="ce8">
            <text:p><text:s/>50<text:s/></text:p>
          </table:table-cell>
          <table:table-cell table:style-name="ce6"/>
          <table:table-cell office:value-type="float" office:value="289624" table:style-name="ce8">
            <text:p><text:s/>289,6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djourna</text:p>
          </table:table-cell>
          <table:table-cell office:value-type="float" office:value="50" table:style-name="ce8">
            <text:p><text:s/>50<text:s/></text:p>
          </table:table-cell>
          <table:table-cell table:style-name="ce6"/>
          <table:table-cell office:value-type="float" office:value="289674" table:style-name="ce8">
            <text:p><text:s/>289,6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magazine.jo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723" table:style-name="ce8">
            <text:p><text:s/>289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latum.kr/ar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772" table:style-name="ce8">
            <text:p><text:s/>289,7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halla.c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821" table:style-name="ce8">
            <text:p><text:s/>289,8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wo</text:p>
          </table:table-cell>
          <table:table-cell office:value-type="float" office:value="49" table:style-name="ce8">
            <text:p><text:s/>49<text:s/></text:p>
          </table:table-cell>
          <table:table-cell table:style-name="ce6"/>
          <table:table-cell office:value-type="float" office:value="289870" table:style-name="ce8">
            <text:p><text:s/>289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itimes.</text:p>
          </table:table-cell>
          <table:table-cell office:value-type="float" office:value="48" table:style-name="ce8">
            <text:p><text:s/>48<text:s/></text:p>
          </table:table-cell>
          <table:table-cell table:style-name="ce6"/>
          <table:table-cell office:value-type="float" office:value="289918" table:style-name="ce8">
            <text:p><text:s/>289,9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etanews</text:p>
          </table:table-cell>
          <table:table-cell office:value-type="float" office:value="48" table:style-name="ce8">
            <text:p><text:s/>48<text:s/></text:p>
          </table:table-cell>
          <table:table-cell table:style-name="ce6"/>
          <table:table-cell office:value-type="float" office:value="289966" table:style-name="ce8">
            <text:p><text:s/>289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akup.co</text:p>
          </table:table-cell>
          <table:table-cell office:value-type="float" office:value="47" table:style-name="ce8">
            <text:p><text:s/>47<text:s/></text:p>
          </table:table-cell>
          <table:table-cell table:style-name="ce6"/>
          <table:table-cell office:value-type="float" office:value="290013" table:style-name="ce8">
            <text:p><text:s/>290,0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nn.co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058" table:style-name="ce8">
            <text:p><text:s/>290,0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khan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03" table:style-name="ce8">
            <text:p><text:s/>290,1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jdream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48" table:style-name="ce8">
            <text:p><text:s/>290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today.</text:p>
          </table:table-cell>
          <table:table-cell office:value-type="float" office:value="45" table:style-name="ce8">
            <text:p><text:s/>45<text:s/></text:p>
          </table:table-cell>
          <table:table-cell table:style-name="ce6"/>
          <table:table-cell office:value-type="float" office:value="290193" table:style-name="ce8">
            <text:p><text:s/>290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remium.mk.c</text:p>
          </table:table-cell>
          <table:table-cell office:value-type="float" office:value="44" table:style-name="ce8">
            <text:p><text:s/>44<text:s/></text:p>
          </table:table-cell>
          <table:table-cell table:style-name="ce6"/>
          <table:table-cell office:value-type="float" office:value="290237" table:style-name="ce8">
            <text:p><text:s/>290,2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hj21.co</text:p>
          </table:table-cell>
          <table:table-cell office:value-type="float" office:value="44" table:style-name="ce8">
            <text:p><text:s/>44<text:s/></text:p>
          </table:table-cell>
          <table:table-cell table:style-name="ce6"/>
          <table:table-cell office:value-type="float" office:value="290281" table:style-name="ce8">
            <text:p><text:s/>290,2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tribune.c</text:p>
          </table:table-cell>
          <table:table-cell office:value-type="float" office:value="43" table:style-name="ce8">
            <text:p><text:s/>43<text:s/></text:p>
          </table:table-cell>
          <table:table-cell table:style-name="ce6"/>
          <table:table-cell office:value-type="float" office:value="290324" table:style-name="ce8">
            <text:p><text:s/>290,3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news</text:p>
          </table:table-cell>
          <table:table-cell office:value-type="float" office:value="42" table:style-name="ce8">
            <text:p><text:s/>42<text:s/></text:p>
          </table:table-cell>
          <table:table-cell table:style-name="ce6"/>
          <table:table-cell office:value-type="float" office:value="290366" table:style-name="ce8">
            <text:p><text:s/>290,3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dd.co.</text:p>
          </table:table-cell>
          <table:table-cell office:value-type="float" office:value="42" table:style-name="ce8">
            <text:p><text:s/>42<text:s/></text:p>
          </table:table-cell>
          <table:table-cell table:style-name="ce6"/>
          <table:table-cell office:value-type="float" office:value="290408" table:style-name="ce8">
            <text:p><text:s/>290,4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bn.co.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449" table:style-name="ce8">
            <text:p><text:s/>290,4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t.co.k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490" table:style-name="ce8">
            <text:p><text:s/>290,4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s://www.lawtime</text:p>
          </table:table-cell>
          <table:table-cell office:value-type="float" office:value="41" table:style-name="ce8">
            <text:p><text:s/>41<text:s/></text:p>
          </table:table-cell>
          <table:table-cell table:style-name="ce6"/>
          <table:table-cell office:value-type="float" office:value="290531" table:style-name="ce8">
            <text:p><text:s/>290,5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unnew</text:p>
          </table:table-cell>
          <table:table-cell office:value-type="float" office:value="40" table:style-name="ce8">
            <text:p><text:s/>40<text:s/></text:p>
          </table:table-cell>
          <table:table-cell table:style-name="ce6"/>
          <table:table-cell office:value-type="float" office:value="290571" table:style-name="ce8">
            <text:p><text:s/>290,5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iminilbo.co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10" table:style-name="ce8">
            <text:p><text:s/>290,6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ejeont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49" table:style-name="ce8">
            <text:p><text:s/>290,6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uffingt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688" table:style-name="ce8">
            <text:p><text:s/>290,6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bnjoy.</text:p>
          </table:table-cell>
          <table:table-cell office:value-type="float" office:value="39" table:style-name="ce8">
            <text:p><text:s/>39<text:s/></text:p>
          </table:table-cell>
          <table:table-cell table:style-name="ce6"/>
          <table:table-cell office:value-type="float" office:value="290727" table:style-name="ce8">
            <text:p><text:s/>290,7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blenews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765" table:style-name="ce8">
            <text:p><text:s/>290,7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greenne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03" table:style-name="ce8">
            <text:p><text:s/>290,8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reenpos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41" table:style-name="ce8">
            <text:p><text:s/>290,8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idomin.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879" table:style-name="ce8">
            <text:p><text:s/>290,8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uwon.co</text:p>
          </table:table-cell>
          <table:table-cell office:value-type="float" office:value="38" table:style-name="ce8">
            <text:p><text:s/>38<text:s/></text:p>
          </table:table-cell>
          <table:table-cell table:style-name="ce6"/>
          <table:table-cell office:value-type="float" office:value="290917" table:style-name="ce8">
            <text:p><text:s/>290,9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metro.c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0954" table:style-name="ce8">
            <text:p><text:s/>290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urnali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0991" table:style-name="ce8">
            <text:p><text:s/>290,9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lnews.c</text:p>
          </table:table-cell>
          <table:table-cell office:value-type="float" office:value="37" table:style-name="ce8">
            <text:p><text:s/>37<text:s/></text:p>
          </table:table-cell>
          <table:table-cell table:style-name="ce6"/>
          <table:table-cell office:value-type="float" office:value="291028" table:style-name="ce8">
            <text:p><text:s/>291,0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ungnam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064" table:style-name="ce8">
            <text:p><text:s/>291,0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hank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100" table:style-name="ce8">
            <text:p><text:s/>291,1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make</text:p>
          </table:table-cell>
          <table:table-cell office:value-type="float" office:value="36" table:style-name="ce8">
            <text:p><text:s/>36<text:s/></text:p>
          </table:table-cell>
          <table:table-cell table:style-name="ce6"/>
          <table:table-cell office:value-type="float" office:value="291136" table:style-name="ce8">
            <text:p><text:s/>291,1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-economynew</text:p>
          </table:table-cell>
          <table:table-cell office:value-type="float" office:value="35" table:style-name="ce8">
            <text:p><text:s/>35<text:s/></text:p>
          </table:table-cell>
          <table:table-cell table:style-name="ce6"/>
          <table:table-cell office:value-type="float" office:value="291171" table:style-name="ce8">
            <text:p><text:s/>291,1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plus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05" table:style-name="ce8">
            <text:p><text:s/>291,2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edipana.com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39" table:style-name="ce8">
            <text:p><text:s/>291,2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.ccdailynew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273" table:style-name="ce8">
            <text:p><text:s/>291,2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ndomin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07" table:style-name="ce8">
            <text:p><text:s/>291,3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smnews.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41" table:style-name="ce8">
            <text:p><text:s/>291,3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wtimes</text:p>
          </table:table-cell>
          <table:table-cell office:value-type="float" office:value="34" table:style-name="ce8">
            <text:p><text:s/>34<text:s/></text:p>
          </table:table-cell>
          <table:table-cell table:style-name="ce6"/>
          <table:table-cell office:value-type="float" office:value="291375" table:style-name="ce8">
            <text:p><text:s/>291,3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acttv.kr/fa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08" table:style-name="ce8">
            <text:p><text:s/>291,4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tnews24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41" table:style-name="ce8">
            <text:p><text:s/>291,4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utureko</text:p>
          </table:table-cell>
          <table:table-cell office:value-type="float" office:value="33" table:style-name="ce8">
            <text:p><text:s/>33<text:s/></text:p>
          </table:table-cell>
          <table:table-cell table:style-name="ce6"/>
          <table:table-cell office:value-type="float" office:value="291474" table:style-name="ce8">
            <text:p><text:s/>291,4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nnews.co.kr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06" table:style-name="ce8">
            <text:p><text:s/>291,5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t.chosun.co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38" table:style-name="ce8">
            <text:p><text:s/>291,5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min.co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570" table:style-name="ce8">
            <text:p><text:s/>291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wat</text:p>
          </table:table-cell>
          <table:table-cell office:value-type="float" office:value="32" table:style-name="ce8">
            <text:p><text:s/>32<text:s/></text:p>
          </table:table-cell>
          <table:table-cell table:style-name="ce6"/>
          <table:table-cell office:value-type="float" office:value="291602" table:style-name="ce8">
            <text:p><text:s/>291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cj.net</text:p>
          </table:table-cell>
          <table:table-cell office:value-type="float" office:value="31" table:style-name="ce8">
            <text:p><text:s/>31<text:s/></text:p>
          </table:table-cell>
          <table:table-cell table:style-name="ce6"/>
          <table:table-cell office:value-type="float" office:value="291633" table:style-name="ce8">
            <text:p><text:s/>291,6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eritas-</text:p>
          </table:table-cell>
          <table:table-cell office:value-type="float" office:value="31" table:style-name="ce8">
            <text:p><text:s/>31<text:s/></text:p>
          </table:table-cell>
          <table:table-cell table:style-name="ce6"/>
          <table:table-cell office:value-type="float" office:value="291664" table:style-name="ce8">
            <text:p><text:s/>291,6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snews.</text:p>
          </table:table-cell>
          <table:table-cell office:value-type="float" office:value="30" table:style-name="ce8">
            <text:p><text:s/>30<text:s/></text:p>
          </table:table-cell>
          <table:table-cell table:style-name="ce6"/>
          <table:table-cell office:value-type="float" office:value="291694" table:style-name="ce8">
            <text:p><text:s/>291,6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kbc.co.kr/j</text:p>
          </table:table-cell>
          <table:table-cell office:value-type="float" office:value="29" table:style-name="ce8">
            <text:p><text:s/>29<text:s/></text:p>
          </table:table-cell>
          <table:table-cell table:style-name="ce6"/>
          <table:table-cell office:value-type="float" office:value="291723" table:style-name="ce8">
            <text:p><text:s/>291,7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oneyto</text:p>
          </table:table-cell>
          <table:table-cell office:value-type="float" office:value="29" table:style-name="ce8">
            <text:p><text:s/>29<text:s/></text:p>
          </table:table-cell>
          <table:table-cell table:style-name="ce6"/>
          <table:table-cell office:value-type="float" office:value="291752" table:style-name="ce8">
            <text:p><text:s/>291,7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bsfm.co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780" table:style-name="ce8">
            <text:p><text:s/>291,7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ctvnews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808" table:style-name="ce8">
            <text:p><text:s/>291,8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ollail</text:p>
          </table:table-cell>
          <table:table-cell office:value-type="float" office:value="28" table:style-name="ce8">
            <text:p><text:s/>28<text:s/></text:p>
          </table:table-cell>
          <table:table-cell table:style-name="ce6"/>
          <table:table-cell office:value-type="float" office:value="291836" table:style-name="ce8">
            <text:p><text:s/>291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and.hankyun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863" table:style-name="ce8">
            <text:p><text:s/>291,8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vdaily.asia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890" table:style-name="ce8">
            <text:p><text:s/>291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donga</text:p>
          </table:table-cell>
          <table:table-cell office:value-type="float" office:value="27" table:style-name="ce8">
            <text:p><text:s/>27<text:s/></text:p>
          </table:table-cell>
          <table:table-cell table:style-name="ce6"/>
          <table:table-cell office:value-type="float" office:value="291917" table:style-name="ce8">
            <text:p><text:s/>291,9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momnews.han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43" table:style-name="ce8">
            <text:p><text:s/>291,9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unn.net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69" table:style-name="ce8">
            <text:p><text:s/>291,9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loter.n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1995" table:style-name="ce8">
            <text:p><text:s/>291,9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dai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2021" table:style-name="ce8">
            <text:p><text:s/>292,0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xtdail</text:p>
          </table:table-cell>
          <table:table-cell office:value-type="float" office:value="26" table:style-name="ce8">
            <text:p><text:s/>26<text:s/></text:p>
          </table:table-cell>
          <table:table-cell table:style-name="ce6"/>
          <table:table-cell office:value-type="float" office:value="292047" table:style-name="ce8">
            <text:p><text:s/>292,0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media</text:p>
          </table:table-cell>
          <table:table-cell office:value-type="float" office:value="25" table:style-name="ce8">
            <text:p><text:s/>25<text:s/></text:p>
          </table:table-cell>
          <table:table-cell table:style-name="ce6"/>
          <table:table-cell office:value-type="float" office:value="292072" table:style-name="ce8">
            <text:p><text:s/>292,0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ngdaily</text:p>
          </table:table-cell>
          <table:table-cell office:value-type="float" office:value="25" table:style-name="ce8">
            <text:p><text:s/>25<text:s/></text:p>
          </table:table-cell>
          <table:table-cell table:style-name="ce6"/>
          <table:table-cell office:value-type="float" office:value="292097" table:style-name="ce8">
            <text:p><text:s/>292,09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cdocdo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21" table:style-name="ce8">
            <text:p><text:s/>292,1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jmbc.co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45" table:style-name="ce8">
            <text:p><text:s/>292,1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bn.co.k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69" table:style-name="ce8">
            <text:p><text:s/>292,1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dtoday.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193" table:style-name="ce8">
            <text:p><text:s/>292,1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vreport</text:p>
          </table:table-cell>
          <table:table-cell office:value-type="float" office:value="24" table:style-name="ce8">
            <text:p><text:s/>24<text:s/></text:p>
          </table:table-cell>
          <table:table-cell table:style-name="ce6"/>
          <table:table-cell office:value-type="float" office:value="292217" table:style-name="ce8">
            <text:p><text:s/>292,2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edam15.kore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40" table:style-name="ce8">
            <text:p><text:s/>292,2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jdaily.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63" table:style-name="ce8">
            <text:p><text:s/>292,2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awissue</text:p>
          </table:table-cell>
          <table:table-cell office:value-type="float" office:value="23" table:style-name="ce8">
            <text:p><text:s/>23<text:s/></text:p>
          </table:table-cell>
          <table:table-cell table:style-name="ce6"/>
          <table:table-cell office:value-type="float" office:value="292286" table:style-name="ce8">
            <text:p><text:s/>292,2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r.aving.net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08" table:style-name="ce8">
            <text:p><text:s/>292,3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portsworldi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30" table:style-name="ce8">
            <text:p><text:s/>292,3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-pr.c</text:p>
          </table:table-cell>
          <table:table-cell office:value-type="float" office:value="22" table:style-name="ce8">
            <text:p><text:s/>22<text:s/></text:p>
          </table:table-cell>
          <table:table-cell table:style-name="ce6"/>
          <table:table-cell office:value-type="float" office:value="292352" table:style-name="ce8">
            <text:p><text:s/>292,3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grinet.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373" table:style-name="ce8">
            <text:p><text:s/>292,3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babynew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394" table:style-name="ce8">
            <text:p><text:s/>292,3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bench.c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415" table:style-name="ce8">
            <text:p><text:s/>292,4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aon.go.</text:p>
          </table:table-cell>
          <table:table-cell office:value-type="float" office:value="21" table:style-name="ce8">
            <text:p><text:s/>21<text:s/></text:p>
          </table:table-cell>
          <table:table-cell table:style-name="ce6"/>
          <table:table-cell office:value-type="float" office:value="292436" table:style-name="ce8">
            <text:p><text:s/>292,4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osa.co.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56" table:style-name="ce8">
            <text:p><text:s/>292,4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pha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76" table:style-name="ce8">
            <text:p><text:s/>292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adline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496" table:style-name="ce8">
            <text:p><text:s/>292,4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pinews.</text:p>
          </table:table-cell>
          <table:table-cell office:value-type="float" office:value="20" table:style-name="ce8">
            <text:p><text:s/>20<text:s/></text:p>
          </table:table-cell>
          <table:table-cell table:style-name="ce6"/>
          <table:table-cell office:value-type="float" office:value="292516" table:style-name="ce8">
            <text:p><text:s/>292,5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hankyun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35" table:style-name="ce8">
            <text:p><text:s/>292,5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okorea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54" table:style-name="ce8">
            <text:p><text:s/>292,5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lec.co.k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73" table:style-name="ce8">
            <text:p><text:s/>292,5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jeju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592" table:style-name="ce8">
            <text:p><text:s/>292,5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tnsport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611" table:style-name="ce8">
            <text:p><text:s/>292,61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elfaren</text:p>
          </table:table-cell>
          <table:table-cell office:value-type="float" office:value="19" table:style-name="ce8">
            <text:p><text:s/>19<text:s/></text:p>
          </table:table-cell>
          <table:table-cell table:style-name="ce6"/>
          <table:table-cell office:value-type="float" office:value="292630" table:style-name="ce8">
            <text:p><text:s/>292,6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t.donga.com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48" table:style-name="ce8">
            <text:p><text:s/>292,6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hatv.co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66" table:style-name="ce8">
            <text:p><text:s/>292,6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obiz.c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684" table:style-name="ce8">
            <text:p><text:s/>292,6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onmin.</text:p>
          </table:table-cell>
          <table:table-cell office:value-type="float" office:value="18" table:style-name="ce8">
            <text:p><text:s/>18<text:s/></text:p>
          </table:table-cell>
          <table:table-cell table:style-name="ce6"/>
          <table:table-cell office:value-type="float" office:value="292702" table:style-name="ce8">
            <text:p><text:s/>292,7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conomys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19" table:style-name="ce8">
            <text:p><text:s/>292,71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in.c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36" table:style-name="ce8">
            <text:p><text:s/>292,7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jnews.c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53" table:style-name="ce8">
            <text:p><text:s/>292,7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korea.k</text:p>
          </table:table-cell>
          <table:table-cell office:value-type="float" office:value="17" table:style-name="ce8">
            <text:p><text:s/>17<text:s/></text:p>
          </table:table-cell>
          <table:table-cell table:style-name="ce6"/>
          <table:table-cell office:value-type="float" office:value="292770" table:style-name="ce8">
            <text:p><text:s/>292,7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pone</text:p>
          </table:table-cell>
          <table:table-cell office:value-type="float" office:value="16" table:style-name="ce8">
            <text:p><text:s/>16<text:s/></text:p>
          </table:table-cell>
          <table:table-cell table:style-name="ce6"/>
          <table:table-cell office:value-type="float" office:value="292786" table:style-name="ce8">
            <text:p><text:s/>292,7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adiokor</text:p>
          </table:table-cell>
          <table:table-cell office:value-type="float" office:value="16" table:style-name="ce8">
            <text:p><text:s/>16<text:s/></text:p>
          </table:table-cell>
          <table:table-cell table:style-name="ce6"/>
          <table:table-cell office:value-type="float" office:value="292802" table:style-name="ce8">
            <text:p><text:s/>292,8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splus.live.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17" table:style-name="ce8">
            <text:p><text:s/>292,81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oynews.inew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32" table:style-name="ce8">
            <text:p><text:s/>292,8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in.edail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47" table:style-name="ce8">
            <text:p><text:s/>292,8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balnew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62" table:style-name="ce8">
            <text:p><text:s/>292,8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oodmorn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77" table:style-name="ce8">
            <text:p><text:s/>292,8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emonde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892" table:style-name="ce8">
            <text:p><text:s/>292,8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tim</text:p>
          </table:table-cell>
          <table:table-cell office:value-type="float" office:value="15" table:style-name="ce8">
            <text:p><text:s/>15<text:s/></text:p>
          </table:table-cell>
          <table:table-cell table:style-name="ce6"/>
          <table:table-cell office:value-type="float" office:value="292907" table:style-name="ce8">
            <text:p><text:s/>292,9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okbang.dem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21" table:style-name="ce8">
            <text:p><text:s/>292,9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3.sbs.co.kr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35" table:style-name="ce8">
            <text:p><text:s/>292,9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cnbne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49" table:style-name="ce8">
            <text:p><text:s/>292,9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sabiz.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63" table:style-name="ce8">
            <text:p><text:s/>292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akorea</text:p>
          </table:table-cell>
          <table:table-cell office:value-type="float" office:value="14" table:style-name="ce8">
            <text:p><text:s/>14<text:s/></text:p>
          </table:table-cell>
          <table:table-cell table:style-name="ce6"/>
          <table:table-cell office:value-type="float" office:value="292977" table:style-name="ce8">
            <text:p><text:s/>292,9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ailymedi.co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2990" table:style-name="ce8">
            <text:p><text:s/>292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sen.mt.co.k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03" table:style-name="ce8">
            <text:p><text:s/>293,0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hindonga.do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16" table:style-name="ce8">
            <text:p><text:s/>293,0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n.hankyu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29" table:style-name="ce8">
            <text:p><text:s/>293,02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domi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42" table:style-name="ce8">
            <text:p><text:s/>293,0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sq.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55" table:style-name="ce8">
            <text:p><text:s/>293,0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wikitree</text:p>
          </table:table-cell>
          <table:table-cell office:value-type="float" office:value="13" table:style-name="ce8">
            <text:p><text:s/>13<text:s/></text:p>
          </table:table-cell>
          <table:table-cell table:style-name="ce6"/>
          <table:table-cell office:value-type="float" office:value="293068" table:style-name="ce8">
            <text:p><text:s/>293,0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oreajoongan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080" table:style-name="ce8">
            <text:p><text:s/>293,0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med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092" table:style-name="ce8">
            <text:p><text:s/>293,0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sec</text:p>
          </table:table-cell>
          <table:table-cell office:value-type="float" office:value="12" table:style-name="ce8">
            <text:p><text:s/>12<text:s/></text:p>
          </table:table-cell>
          <table:table-cell table:style-name="ce6"/>
          <table:table-cell office:value-type="float" office:value="293104" table:style-name="ce8">
            <text:p><text:s/>293,1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ankookilbo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15" table:style-name="ce8">
            <text:p><text:s/>293,1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2.einfom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26" table:style-name="ce8">
            <text:p><text:s/>293,1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ar.mk.co.k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37" table:style-name="ce8">
            <text:p><text:s/>293,13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flnews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48" table:style-name="ce8">
            <text:p><text:s/>293,1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ctorsn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59" table:style-name="ce8">
            <text:p><text:s/>293,1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world.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70" table:style-name="ce8">
            <text:p><text:s/>293,1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onews.c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81" table:style-name="ce8">
            <text:p><text:s/>293,1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apporti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192" table:style-name="ce8">
            <text:p><text:s/>293,1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xportsnews.h</text:p>
          </table:table-cell>
          <table:table-cell office:value-type="float" office:value="11" table:style-name="ce8">
            <text:p><text:s/>11<text:s/></text:p>
          </table:table-cell>
          <table:table-cell table:style-name="ce6"/>
          <table:table-cell office:value-type="float" office:value="293203" table:style-name="ce8">
            <text:p><text:s/>293,2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pn119.co.kr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13" table:style-name="ce8">
            <text:p><text:s/>293,2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sportsk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23" table:style-name="ce8">
            <text:p><text:s/>293,22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ub.chosun.c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33" table:style-name="ce8">
            <text:p><text:s/>293,2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hanko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43" table:style-name="ce8">
            <text:p><text:s/>293,2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hristia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53" table:style-name="ce8">
            <text:p><text:s/>293,2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pbc.co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63" table:style-name="ce8">
            <text:p><text:s/>293,2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uzz.co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73" table:style-name="ce8">
            <text:p><text:s/>293,2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valley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83" table:style-name="ce8">
            <text:p><text:s/>293,2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calt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293" table:style-name="ce8">
            <text:p><text:s/>293,2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alnews.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303" table:style-name="ce8">
            <text:p><text:s/>293,3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xportsne</text:p>
          </table:table-cell>
          <table:table-cell office:value-type="float" office:value="10" table:style-name="ce8">
            <text:p><text:s/>10<text:s/></text:p>
          </table:table-cell>
          <table:table-cell table:style-name="ce6"/>
          <table:table-cell office:value-type="float" office:value="293313" table:style-name="ce8">
            <text:p><text:s/>293,31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tapa.org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22" table:style-name="ce8">
            <text:p><text:s/>293,3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kfashion.co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31" table:style-name="ce8">
            <text:p><text:s/>293,33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eporter.kor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40" table:style-name="ce8">
            <text:p><text:s/>293,3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pn.edaily.c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49" table:style-name="ce8">
            <text:p><text:s/>293,3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21.datanews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58" table:style-name="ce8">
            <text:p><text:s/>293,3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gmbc.co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67" table:style-name="ce8">
            <text:p><text:s/>293,36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etnews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76" table:style-name="ce8">
            <text:p><text:s/>293,3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yotongn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85" table:style-name="ce8">
            <text:p><text:s/>293,3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nk.co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394" table:style-name="ce8">
            <text:p><text:s/>293,3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panews.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403" table:style-name="ce8">
            <text:p><text:s/>293,40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farm</text:p>
          </table:table-cell>
          <table:table-cell office:value-type="float" office:value="9" table:style-name="ce8">
            <text:p><text:s/>9<text:s/></text:p>
          </table:table-cell>
          <table:table-cell table:style-name="ce6"/>
          <table:table-cell office:value-type="float" office:value="293412" table:style-name="ce8">
            <text:p><text:s/>293,4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oc3.koreahe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20" table:style-name="ce8">
            <text:p><text:s/>293,4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2.khan.co.k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28" table:style-name="ce8">
            <text:p><text:s/>293,4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fune.sbs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36" table:style-name="ce8">
            <text:p><text:s/>293,4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chholic.c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44" table:style-name="ce8">
            <text:p><text:s/>293,4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owalkne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52" table:style-name="ce8">
            <text:p><text:s/>293,4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kpnews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60" table:style-name="ce8">
            <text:p><text:s/>293,4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tnews.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68" table:style-name="ce8">
            <text:p><text:s/>293,4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ejuilbo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76" table:style-name="ce8">
            <text:p><text:s/>293,4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nasia.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84" table:style-name="ce8">
            <text:p><text:s/>293,4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unityinf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492" table:style-name="ce8">
            <text:p><text:s/>293,4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ytnscien</text:p>
          </table:table-cell>
          <table:table-cell office:value-type="float" office:value="8" table:style-name="ce8">
            <text:p><text:s/>8<text:s/></text:p>
          </table:table-cell>
          <table:table-cell table:style-name="ce6"/>
          <table:table-cell office:value-type="float" office:value="293500" table:style-name="ce8">
            <text:p><text:s/>293,5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utotimes.ha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07" table:style-name="ce8">
            <text:p><text:s/>293,50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lyo.co.kr/d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14" table:style-name="ce8">
            <text:p><text:s/>293,5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ediawatch.k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21" table:style-name="ce8">
            <text:p><text:s/>293,5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pss.kr/arch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28" table:style-name="ce8">
            <text:p><text:s/>293,5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owstar.wowt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35" table:style-name="ce8">
            <text:p><text:s/>293,5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ppareln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42" table:style-name="ce8">
            <text:p><text:s/>293,5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nk.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49" table:style-name="ce8">
            <text:p><text:s/>293,5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danzi.c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56" table:style-name="ce8">
            <text:p><text:s/>293,5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wnews.o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63" table:style-name="ce8">
            <text:p><text:s/>293,5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inews.n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70" table:style-name="ce8">
            <text:p><text:s/>293,5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nas.ne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77" table:style-name="ce8">
            <text:p><text:s/>293,5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pm9.com</text:p>
          </table:table-cell>
          <table:table-cell office:value-type="float" office:value="7" table:style-name="ce8">
            <text:p><text:s/>7<text:s/></text:p>
          </table:table-cell>
          <table:table-cell table:style-name="ce6"/>
          <table:table-cell office:value-type="float" office:value="293584" table:style-name="ce8">
            <text:p><text:s/>293,5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h.yes24.com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590" table:style-name="ce8">
            <text:p><text:s/>293,5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lec.co.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596" table:style-name="ce8">
            <text:p><text:s/>293,5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latum.kr/?p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02" table:style-name="ce8">
            <text:p><text:s/>293,6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eekly.chosu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08" table:style-name="ce8">
            <text:p><text:s/>293,6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asketko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14" table:style-name="ce8">
            <text:p><text:s/>293,6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ulkyo21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20" table:style-name="ce8">
            <text:p><text:s/>293,6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imhaene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26" table:style-name="ce8">
            <text:p><text:s/>293,6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manag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32" table:style-name="ce8">
            <text:p><text:s/>293,6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cult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38" table:style-name="ce8">
            <text:p><text:s/>293,6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iminsor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44" table:style-name="ce8">
            <text:p><text:s/>293,6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isualdi</text:p>
          </table:table-cell>
          <table:table-cell office:value-type="float" office:value="6" table:style-name="ce8">
            <text:p><text:s/>6<text:s/></text:p>
          </table:table-cell>
          <table:table-cell table:style-name="ce6"/>
          <table:table-cell office:value-type="float" office:value="293650" table:style-name="ce8">
            <text:p><text:s/>293,6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hatv.co.kr/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55" table:style-name="ce8">
            <text:p><text:s/>293,6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ving.net/at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60" table:style-name="ce8">
            <text:p><text:s/>293,6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iobiz.etnew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65" table:style-name="ce8">
            <text:p><text:s/>293,6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.dong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70" table:style-name="ce8">
            <text:p><text:s/>293,6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ady.khan.co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75" table:style-name="ce8">
            <text:p><text:s/>293,6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local.segye.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80" table:style-name="ce8">
            <text:p><text:s/>293,6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ha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85" table:style-name="ce8">
            <text:p><text:s/>293,6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n.edaily.co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90" table:style-name="ce8">
            <text:p><text:s/>293,6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osen.co.kr/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695" table:style-name="ce8">
            <text:p><text:s/>293,69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echm.kr/bbs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00" table:style-name="ce8">
            <text:p><text:s/>293,7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ine21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05" table:style-name="ce8">
            <text:p><text:s/>293,7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dg.co.k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10" table:style-name="ce8">
            <text:p><text:s/>293,7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unggi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15" table:style-name="ce8">
            <text:p><text:s/>293,7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her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20" table:style-name="ce8">
            <text:p><text:s/>293,7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unhwane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25" table:style-name="ce8">
            <text:p><text:s/>293,72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today.c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30" table:style-name="ce8">
            <text:p><text:s/>293,7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adersn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35" table:style-name="ce8">
            <text:p><text:s/>293,73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chnoa.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40" table:style-name="ce8">
            <text:p><text:s/>293,7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ongilne</text:p>
          </table:table-cell>
          <table:table-cell office:value-type="float" office:value="5" table:style-name="ce8">
            <text:p><text:s/>5<text:s/></text:p>
          </table:table-cell>
          <table:table-cell table:style-name="ce6"/>
          <table:table-cell office:value-type="float" office:value="293745" table:style-name="ce8">
            <text:p><text:s/>293,7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.mk.co.kr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49" table:style-name="ce8">
            <text:p><text:s/>293,7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elighit.net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53" table:style-name="ce8">
            <text:p><text:s/>293,7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conomychosu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57" table:style-name="ce8">
            <text:p><text:s/>293,7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amefocus.co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1" table:style-name="ce8">
            <text:p><text:s/>293,7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ttp://www.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5" table:style-name="ce8">
            <text:p><text:s/>293,7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kr.people.co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69" table:style-name="ce8">
            <text:p><text:s/>293,7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joi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73" table:style-name="ce8">
            <text:p><text:s/>293,7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ownews.seou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77" table:style-name="ce8">
            <text:p><text:s/>293,7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ost.mk.co.k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1" table:style-name="ce8">
            <text:p><text:s/>293,7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starnews.ha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5" table:style-name="ce8">
            <text:p><text:s/>293,7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hnews.c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89" table:style-name="ce8">
            <text:p><text:s/>293,7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channel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93" table:style-name="ce8">
            <text:p><text:s/>293,79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ervi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797" table:style-name="ce8">
            <text:p><text:s/>293,79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afin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1" table:style-name="ce8">
            <text:p><text:s/>293,80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wn.co.k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5" table:style-name="ce8">
            <text:p><text:s/>293,80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1.preside</text:p>
          </table:table-cell>
          <table:table-cell office:value-type="float" office:value="4" table:style-name="ce8">
            <text:p><text:s/>4<text:s/></text:p>
          </table:table-cell>
          <table:table-cell table:style-name="ce6"/>
          <table:table-cell office:value-type="float" office:value="293809" table:style-name="ce8">
            <text:p><text:s/>293,80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reenpostkor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2" table:style-name="ce8">
            <text:p><text:s/>293,8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ebs.co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5" table:style-name="ce8">
            <text:p><text:s/>293,81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koreanb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18" table:style-name="ce8">
            <text:p><text:s/>293,8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today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1" table:style-name="ce8">
            <text:p><text:s/>293,82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ongasci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4" table:style-name="ce8">
            <text:p><text:s/>293,8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memeca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27" table:style-name="ce8">
            <text:p><text:s/>293,8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yunchuk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0" table:style-name="ce8">
            <text:p><text:s/>293,8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bulgyo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3" table:style-name="ce8">
            <text:p><text:s/>293,8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ovepc.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6" table:style-name="ce8">
            <text:p><text:s/>293,8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ven.co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39" table:style-name="ce8">
            <text:p><text:s/>293,8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robotne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2" table:style-name="ce8">
            <text:p><text:s/>293,8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matimes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5" table:style-name="ce8">
            <text:p><text:s/>293,8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scaj.c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48" table:style-name="ce8">
            <text:p><text:s/>293,8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yosu.ne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1" table:style-name="ce8">
            <text:p><text:s/>293,8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jmedi.c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4" table:style-name="ce8">
            <text:p><text:s/>293,8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ygoyang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57" table:style-name="ce8">
            <text:p><text:s/>293,8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outdoorn</text:p>
          </table:table-cell>
          <table:table-cell office:value-type="float" office:value="3" table:style-name="ce8">
            <text:p><text:s/>3<text:s/></text:p>
          </table:table-cell>
          <table:table-cell table:style-name="ce6"/>
          <table:table-cell office:value-type="float" office:value="293860" table:style-name="ce8">
            <text:p><text:s/>293,8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aduk.hanga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2" table:style-name="ce8">
            <text:p><text:s/>293,8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etanews.her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4" table:style-name="ce8">
            <text:p><text:s/>293,8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ntnews.han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6" table:style-name="ce8">
            <text:p><text:s/>293,8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chicnews.mk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68" table:style-name="ce8">
            <text:p><text:s/>293,8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.seoul.co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0" table:style-name="ce8">
            <text:p><text:s/>293,8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nter.etoday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2" table:style-name="ce8">
            <text:p><text:s/>293,8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ame.mk.co.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4" table:style-name="ce8">
            <text:p><text:s/>293,8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oviejoy.co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6" table:style-name="ce8">
            <text:p><text:s/>293,8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ysesi.freew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78" table:style-name="ce8">
            <text:p><text:s/>293,8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facttv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0" table:style-name="ce8">
            <text:p><text:s/>293,8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1.kr/vid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2" table:style-name="ce8">
            <text:p><text:s/>293,8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ownewstv.se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4" table:style-name="ce8">
            <text:p><text:s/>293,8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tn.seoul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6" table:style-name="ce8">
            <text:p><text:s/>293,8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people21.kr/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88" table:style-name="ce8">
            <text:p><text:s/>293,8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ealestate.d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0" table:style-name="ce8">
            <text:p><text:s/>293,8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tudio.dong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2" table:style-name="ce8">
            <text:p><text:s/>293,89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opclass.ch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4" table:style-name="ce8">
            <text:p><text:s/>293,89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uberin.mk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6" table:style-name="ce8">
            <text:p><text:s/>293,89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ew.koreahe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898" table:style-name="ce8">
            <text:p><text:s/>293,89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viva100.com/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0" table:style-name="ce8">
            <text:p><text:s/>293,9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oman.chosun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2" table:style-name="ce8">
            <text:p><text:s/>293,90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aekn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4" table:style-name="ce8">
            <text:p><text:s/>293,90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gnews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6" table:style-name="ce8">
            <text:p><text:s/>293,90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rainbox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08" table:style-name="ce8">
            <text:p><text:s/>293,90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gam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0" table:style-name="ce8">
            <text:p><text:s/>293,91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ailygri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2" table:style-name="ce8">
            <text:p><text:s/>293,91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ebs.co.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4" table:style-name="ce8">
            <text:p><text:s/>293,91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football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6" table:style-name="ce8">
            <text:p><text:s/>293,91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ldaro.c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18" table:style-name="ce8">
            <text:p><text:s/>293,91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interfo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0" table:style-name="ce8">
            <text:p><text:s/>293,92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eahe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2" table:style-name="ce8">
            <text:p><text:s/>293,92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tnews.c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4" table:style-name="ce8">
            <text:p><text:s/>293,92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edipana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6" table:style-name="ce8">
            <text:p><text:s/>293,92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residen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28" table:style-name="ce8">
            <text:p><text:s/>293,9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queen.co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0" table:style-name="ce8">
            <text:p><text:s/>293,93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portalk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2" table:style-name="ce8">
            <text:p><text:s/>293,93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voanews.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4" table:style-name="ce8">
            <text:p><text:s/>293,93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2.readers</text:p>
          </table:table-cell>
          <table:table-cell office:value-type="float" office:value="2" table:style-name="ce8">
            <text:p><text:s/>2<text:s/></text:p>
          </table:table-cell>
          <table:table-cell table:style-name="ce6"/>
          <table:table-cell office:value-type="float" office:value="293936" table:style-name="ce8">
            <text:p><text:s/>293,93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![CDATA[http://www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7" table:style-name="ce8">
            <text:p><text:s/>293,937<text:s/></text:p>
          </table:table-cell>
          <table:table-cell table:number-columns-repeated="16380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8" table:style-name="ce8">
            <text:p><text:s/>293,93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ablenews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39" table:style-name="ce8">
            <text:p><text:s/>293,93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2korea.hani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0" table:style-name="ce8">
            <text:p><text:s/>293,94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andongmbc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1" table:style-name="ce8">
            <text:p><text:s/>293,9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asketkorea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2" table:style-name="ce8">
            <text:p><text:s/>293,94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eopbo.com/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3" table:style-name="ce8">
            <text:p><text:s/>293,94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gs.mk.co.k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4" table:style-name="ce8">
            <text:p><text:s/>293,94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bizn.donga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5" table:style-name="ce8">
            <text:p><text:s/>293,94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dkbnews.dong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6" table:style-name="ce8">
            <text:p><text:s/>293,94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du.donga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7" table:style-name="ce8">
            <text:p><text:s/>293,9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hub.segye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8" table:style-name="ce8">
            <text:p><text:s/>293,94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estate.mk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49" table:style-name="ce8">
            <text:p><text:s/>293,94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fashion.mk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0" table:style-name="ce8">
            <text:p><text:s/>293,95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1tv.co.kr/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1" table:style-name="ce8">
            <text:p><text:s/>293,95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golfhankook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2" table:style-name="ce8">
            <text:p><text:s/>293,95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ealth.cbs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3" table:style-name="ce8">
            <text:p><text:s/>293,95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hellodd.com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4" table:style-name="ce8">
            <text:p><text:s/>293,95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interview365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5" table:style-name="ce8">
            <text:p><text:s/>293,95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jtbcgolf.jo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6" table:style-name="ce8">
            <text:p><text:s/>293,95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agazine.e-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7" table:style-name="ce8">
            <text:p><text:s/>293,95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onthly.chos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8" table:style-name="ce8">
            <text:p><text:s/>293,95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mtn.mt.co.k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59" table:style-name="ce8">
            <text:p><text:s/>293,95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bookdb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0" table:style-name="ce8">
            <text:p><text:s/>293,96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news.visual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1" table:style-name="ce8">
            <text:p><text:s/>293,96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rookie.co.k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2" table:style-name="ce8">
            <text:p><text:s/>293,96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bsespn.sbs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3" table:style-name="ce8">
            <text:p><text:s/>293,96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slownews.kr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4" table:style-name="ce8">
            <text:p><text:s/>293,96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jmbc.co.kr/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5" table:style-name="ce8">
            <text:p><text:s/>293,96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tshow.aving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6" table:style-name="ce8">
            <text:p><text:s/>293,96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100ssd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7" table:style-name="ce8">
            <text:p><text:s/>293,96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bizenter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8" table:style-name="ce8">
            <text:p><text:s/>293,9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ampust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69" table:style-name="ce8">
            <text:p><text:s/>293,96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mbdj.c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0" table:style-name="ce8">
            <text:p><text:s/>293,97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cnet.co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1" table:style-name="ce8">
            <text:p><text:s/>293,97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dispatch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2" table:style-name="ce8">
            <text:p><text:s/>293,97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gamedong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3" table:style-name="ce8">
            <text:p><text:s/>293,97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ellot.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4" table:style-name="ce8">
            <text:p><text:s/>293,97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hyunbul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5" table:style-name="ce8">
            <text:p><text:s/>293,97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journalo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6" table:style-name="ce8">
            <text:p><text:s/>293,97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kormedi.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7" table:style-name="ce8">
            <text:p><text:s/>293,97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maxmovie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8" table:style-name="ce8">
            <text:p><text:s/>293,97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news-pap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79" table:style-name="ce8">
            <text:p><text:s/>293,97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pckworl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0" table:style-name="ce8">
            <text:p><text:s/>293,98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realfoo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1" table:style-name="ce8">
            <text:p><text:s/>293,9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and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2" table:style-name="ce8">
            <text:p><text:s/>293,982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eoulnt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3" table:style-name="ce8">
            <text:p><text:s/>293,98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jpost.c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4" table:style-name="ce8">
            <text:p><text:s/>293,984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sommelie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5" table:style-name="ce8">
            <text:p><text:s/>293,985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echholi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6" table:style-name="ce8">
            <text:p><text:s/>293,986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golf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7" table:style-name="ce8">
            <text:p><text:s/>293,98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esport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8" table:style-name="ce8">
            <text:p><text:s/>293,98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hisisga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89" table:style-name="ce8">
            <text:p><text:s/>293,9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jb.co.k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0" table:style-name="ce8">
            <text:p><text:s/>293,99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://www.travelnb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1" table:style-name="ce8">
            <text:p><text:s/>293,99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ttps://sunday.join</text:p>
          </table:table-cell>
          <table:table-cell office:value-type="float" office:value="1" table:style-name="ce8">
            <text:p><text:s/>1<text:s/></text:p>
          </table:table-cell>
          <table:table-cell table:style-name="ce6"/>
          <table:table-cell office:value-type="float" office:value="293992" table:style-name="ce8">
            <text:p><text:s/>293,992<text:s/></text:p>
          </table:table-cell>
          <table:table-cell table:number-columns-repeated="16380"/>
        </table:table-row>
        <table:table-row table:number-rows-repeated="1047995" table:style-name="ro3">
          <table:table-cell table:number-columns-repeated="16384"/>
        </table:table-row>
      </table:table>
      <table:table table:name="시트2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시트3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49788__54364__32__91_0_93_" style:display-name="쉼표 [0]" style:family="table-cell" style:data-style-name="N33"/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 Kim</meta:initial-creator>
    <dc:creator>smilemango</dc:creator>
    <meta:creation-date>2017-06-27T14:59:02Z</meta:creation-date>
    <dc:date>2017-06-27T13:50:18Z</dc:date>
    <meta:editing-cycles>2</meta:editing-cycles>
    <meta:editing-duration>PT9840S</meta:editing-duration>
  </office:meta>
</office:document-meta>
</file>